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9" style:family="table-cell">
      <style:table-cell-properties style:vertical-align="middle" fo:padding-left="0.191cm" fo:padding-right="0.191cm" fo:padding-top="0cm" fo:padding-bottom="0cm" fo:border="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2" style:family="table-cell">
      <style:table-cell-properties style:vertical-align="middle" fo:padding-left="0.191cm" fo:padding-right="0.191cm" fo:padding-top="0cm" fo:padding-bottom="0cm" fo:border="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3" style:family="table-cell">
      <style:table-cell-properties style:vertical-align="middle" fo:padding-left="0.191cm" fo:padding-right="0.191cm" fo:padding-top="0cm" fo:padding-bottom="0cm" fo:border="0.5pt solid #000000" style:writing-mode="lr-tb"/>
    </style:style>
    <style:style style:name="Tabla5.A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5" style:family="table-cell">
      <style:table-cell-properties style:vertical-align="middle" fo:padding-left="0.191cm" fo:padding-right="0.191cm" fo:padding-top="0cm" fo:padding-bottom="0cm" fo:border="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5" style:family="table-cell">
      <style:table-cell-properties style:vertical-align="top" fo:padding-left="0.191cm" fo:padding-right="0.191cm" fo:padding-top="0cm" fo:padding-bottom="0cm" fo:border="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9" style:family="table-cell">
      <style:table-cell-properties style:vertical-align="top" fo:padding-left="0.191cm" fo:padding-right="0.191cm" fo:padding-top="0cm" fo:padding-bottom="0cm" fo:border="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4" style:family="table-cell">
      <style:table-cell-properties style:vertical-align="top" fo:padding-left="0.191cm" fo:padding-right="0.191cm" fo:padding-top="0cm" fo:padding-bottom="0cm" fo:border="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2" style:family="paragraph" style:parent-style-name="Standard">
      <style:paragraph-properties fo:line-height="150%"/>
      <style:text-properties fo:font-weight="bold" style:font-weight-asian="bold" style:font-name-complex="Arial"/>
    </style:style>
    <style:style style:name="P3" style:family="paragraph" style:parent-style-name="Standard">
      <style:paragraph-properties fo:text-align="center" style:justify-single-word="false"/>
      <style:text-properties fo:font-size="36pt" fo:font-weight="bold" style:font-size-asian="36pt" style:font-weight-asian="bold" style:font-size-complex="36pt"/>
    </style:style>
    <style:style style:name="P4" style:family="paragraph" style:parent-style-name="Standard">
      <style:paragraph-properties fo:line-height="150%"/>
    </style:style>
    <style:style style:name="P5" style:family="paragraph" style:parent-style-name="Standard">
      <style:text-properties style:font-name-complex="Arial"/>
    </style:style>
    <style:style style:name="P6" style:family="paragraph" style:parent-style-name="Standard">
      <style:paragraph-properties fo:line-height="150%"/>
      <style:text-properties style:font-name-complex="Arial"/>
    </style:style>
    <style:style style:name="P7" style:family="paragraph" style:parent-style-name="Standard" style:list-style-name="WW8Num41">
      <style:paragraph-properties fo:text-align="justify" style:justify-single-word="false"/>
      <style:text-properties style:font-name-complex="Arial"/>
    </style:style>
    <style:style style:name="P8" style:family="paragraph" style:parent-style-name="Standard" style:list-style-name="WW8Num41">
      <style:paragraph-properties fo:text-align="justify" style:justify-single-word="false" style:snap-to-layout-grid="false"/>
      <style:text-properties style:font-name-complex="Arial"/>
    </style:style>
    <style:style style:name="P9" style:family="paragraph" style:parent-style-name="Standard" style:list-style-name="WW8Num26">
      <style:paragraph-properties fo:text-align="justify" style:justify-single-word="false"/>
      <style:text-properties style:font-name-complex="Arial"/>
    </style:style>
    <style:style style:name="P10" style:family="paragraph" style:parent-style-name="Standard">
      <style:paragraph-properties style:snap-to-layout-grid="false"/>
      <style:text-properties style:font-name-complex="Arial"/>
    </style:style>
    <style:style style:name="P11" style:family="paragraph" style:parent-style-name="Standard">
      <style:text-properties style:font-name-complex="Arial" style:font-weight-complex="bold"/>
    </style:style>
    <style:style style:name="P12" style:family="paragraph" style:parent-style-name="Standard">
      <style:text-properties fo:font-size="10pt" fo:language="es" fo:country="ES" style:font-size-asian="10pt" style:font-size-complex="10pt"/>
    </style:style>
    <style:style style:name="P13" style:family="paragraph" style:parent-style-name="Standard">
      <style:paragraph-properties fo:line-height="150%"/>
      <style:text-properties fo:font-size="10pt" fo:language="es" fo:country="ES" style:font-size-asian="10pt" style:font-name-complex="Arial" style:font-size-complex="10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color="#0000ff"/>
    </style:style>
    <style:style style:name="P16" style:family="paragraph" style:parent-style-name="Standard">
      <style:text-properties fo:color="#0000ff" style:font-name-complex="Arial"/>
    </style:style>
    <style:style style:name="P17" style:family="paragraph" style:parent-style-name="Standard">
      <style:paragraph-properties fo:text-align="justify" style:justify-single-word="false"/>
      <style:text-properties fo:color="#0000ff" style:font-name-complex="Arial"/>
    </style:style>
    <style:style style:name="P18"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19"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20"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21"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22" style:family="paragraph" style:parent-style-name="Standard">
      <style:paragraph-properties fo:margin-top="0.212cm" fo:margin-bottom="0cm" loext:contextual-spacing="false" fo:line-height="150%"/>
    </style:style>
    <style:style style:name="P23"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24"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5"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6"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7" style:family="paragraph" style:parent-style-name="Standard">
      <style:paragraph-properties fo:margin-top="0.212cm" fo:margin-bottom="0cm" loext:contextual-spacing="false" fo:line-height="150%"/>
      <style:text-properties fo:color="#000000" style:font-name-complex="Arial"/>
    </style:style>
    <style:style style:name="P28" style:family="paragraph" style:parent-style-name="Standard">
      <style:paragraph-properties fo:margin-top="0.212cm" fo:margin-bottom="0cm" loext:contextual-spacing="false" fo:line-height="150%" fo:text-align="center" style:justify-single-word="false" style:snap-to-layout-grid="false"/>
      <style:text-properties fo:color="#000000" style:font-name-complex="Arial"/>
    </style:style>
    <style:style style:name="P29"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3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31"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32"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33"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34"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35" style:family="paragraph" style:parent-style-name="Standard">
      <style:paragraph-properties fo:margin-top="0.212cm" fo:margin-bottom="0cm" loext:contextual-spacing="false" fo:line-height="150%" fo:text-align="center" style:justify-single-word="false">
        <style:tab-stops>
          <style:tab-stop style:position="4.683cm"/>
          <style:tab-stop style:position="7.5cm" style:type="center"/>
          <style:tab-stop style:position="15cm" style:type="right"/>
        </style:tab-stops>
      </style:paragraph-properties>
      <style:text-properties fo:color="#000000" fo:font-size="8pt" fo:font-weight="bold" officeooo:paragraph-rsid="00155767" style:font-size-asian="8pt" style:font-weight-asian="bold" style:font-name-complex="Arial" style:font-size-complex="8pt"/>
    </style:style>
    <style:style style:name="P3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37" style:family="paragraph" style:parent-style-name="Standard">
      <style:paragraph-properties fo:margin-top="0.212cm" fo:margin-bottom="0cm" loext:contextual-spacing="false"/>
      <style:text-properties fo:color="#0000ff" style:font-name-complex="Arial"/>
    </style:style>
    <style:style style:name="P38" style:family="paragraph" style:parent-style-name="Standard" style:list-style-name="WW8Num5">
      <style:paragraph-properties fo:margin-top="0.212cm" fo:margin-bottom="0cm" loext:contextual-spacing="false"/>
      <style:text-properties fo:color="#0000ff" style:font-name-complex="Arial"/>
    </style:style>
    <style:style style:name="P39" style:family="paragraph" style:parent-style-name="Standard" style:list-style-name="WW8Num5">
      <style:paragraph-properties fo:margin-top="0.212cm" fo:margin-bottom="0cm" loext:contextual-spacing="false"/>
    </style:style>
    <style:style style:name="P40"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41" style:family="paragraph" style:parent-style-name="Standard">
      <style:paragraph-properties fo:margin-top="0.212cm" fo:margin-bottom="0cm" loext:contextual-spacing="false" fo:text-align="justify" style:justify-single-word="false"/>
    </style:style>
    <style:style style:name="P42" style:family="paragraph" style:parent-style-name="Standard">
      <style:paragraph-properties fo:break-before="page"/>
    </style:style>
    <style:style style:name="P43" style:family="paragraph" style:parent-style-name="Standard">
      <style:paragraph-properties fo:break-before="page"/>
      <style:text-properties style:font-name-complex="Arial"/>
    </style:style>
    <style:style style:name="P44" style:family="paragraph" style:parent-style-name="Standard">
      <style:paragraph-properties fo:text-align="justify" style:justify-single-word="false" fo:break-before="page"/>
    </style:style>
    <style:style style:name="P45"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46"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47" style:family="paragraph" style:parent-style-name="Standard">
      <style:paragraph-properties fo:margin-top="0.035cm" fo:margin-bottom="0.035cm" loext:contextual-spacing="false"/>
    </style:style>
    <style:style style:name="P48" style:family="paragraph" style:parent-style-name="Standard">
      <style:paragraph-properties fo:margin-top="0.035cm" fo:margin-bottom="0.035cm" loext:contextual-spacing="false"/>
      <style:text-properties style:font-name-complex="Arial"/>
    </style:style>
    <style:style style:name="P49"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0" style:family="paragraph" style:parent-style-name="Standard">
      <style:paragraph-properties fo:margin-top="0.035cm" fo:margin-bottom="0.035cm" loext:contextual-spacing="false" style:line-height-at-least="0.106cm" fo:text-align="center" style:justify-single-word="false" style:snap-to-layout-grid="false"/>
      <style:text-properties style:font-name-complex="Arial"/>
    </style:style>
    <style:style style:name="P51" style:family="paragraph" style:parent-style-name="Standard">
      <style:paragraph-properties fo:margin-top="0.035cm" fo:margin-bottom="0.035cm" loext:contextual-spacing="false" style:line-height-at-least="0.106cm" style:snap-to-layout-grid="false"/>
      <style:text-properties style:font-name-complex="Arial"/>
    </style:style>
    <style:style style:name="P52" style:family="paragraph" style:parent-style-name="Standard">
      <style:paragraph-properties fo:margin-top="0.035cm" fo:margin-bottom="0.035cm" loext:contextual-spacing="false" fo:text-align="center" style:justify-single-word="false"/>
      <style:text-properties style:font-name-complex="Arial"/>
    </style:style>
    <style:style style:name="P53"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4" style:family="paragraph" style:parent-style-name="Standard">
      <style:paragraph-properties fo:margin-top="0.035cm" fo:margin-bottom="0.035cm" loext:contextual-spacing="false" style:snap-to-layout-grid="false"/>
      <style:text-properties style:font-name-complex="Arial"/>
    </style:style>
    <style:style style:name="P55"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6" style:family="paragraph" style:parent-style-name="Standard">
      <style:paragraph-properties fo:margin-top="0.035cm" fo:margin-bottom="0.035cm" loext:contextual-spacing="false"/>
      <style:text-properties fo:color="#0000ff" style:font-name-complex="Arial"/>
    </style:style>
    <style:style style:name="P57" style:family="paragraph" style:parent-style-name="Standard">
      <style:paragraph-properties fo:margin-top="0.035cm" fo:margin-bottom="0.035cm" loext:contextual-spacing="false" style:line-height-at-least="0.106cm" fo:text-align="center" style:justify-single-word="false" style:snap-to-layout-grid="false"/>
      <style:text-properties fo:color="#0000ff" style:font-name-complex="Arial"/>
    </style:style>
    <style:style style:name="P58"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59"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style:font-weight-asian="bold" style:font-name-complex="Arial"/>
    </style:style>
    <style:style style:name="P60"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1" style:family="paragraph" style:parent-style-name="Standard">
      <style:paragraph-properties fo:margin-top="0.035cm" fo:margin-bottom="0.035cm" loext:contextual-spacing="false" fo:text-align="center" style:justify-single-word="false"/>
    </style:style>
    <style:style style:name="P62"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3" style:family="paragraph" style:parent-style-name="Standard">
      <style:paragraph-properties fo:margin-top="0.035cm" fo:margin-bottom="0cm" loext:contextual-spacing="false"/>
    </style:style>
    <style:style style:name="P64" style:family="paragraph" style:parent-style-name="Standard">
      <style:paragraph-properties fo:margin-top="0.035cm" fo:margin-bottom="0cm" loext:contextual-spacing="false"/>
      <style:text-properties fo:font-weight="bold" style:font-weight-asian="bold" style:font-name-complex="Arial"/>
    </style:style>
    <style:style style:name="P65"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66"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67"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68" style:family="paragraph" style:parent-style-name="Standard" style:list-style-name="WW8Num42">
      <style:paragraph-properties fo:margin-top="0.035cm" fo:margin-bottom="0cm" loext:contextual-spacing="false"/>
    </style:style>
    <style:style style:name="P69" style:family="paragraph" style:parent-style-name="Standard">
      <style:paragraph-properties fo:margin-top="0.035cm" fo:margin-bottom="0cm" loext:contextual-spacing="false"/>
      <style:text-properties style:font-name-complex="Arial"/>
    </style:style>
    <style:style style:name="P70" style:family="paragraph" style:parent-style-name="Standard" style:list-style-name="WW8Num42">
      <style:paragraph-properties fo:margin-top="0.035cm" fo:margin-bottom="0cm" loext:contextual-spacing="false"/>
      <style:text-properties style:font-name-complex="Arial"/>
    </style:style>
    <style:style style:name="P71" style:family="paragraph" style:parent-style-name="Standard" style:list-style-name="WW8Num14">
      <style:paragraph-properties fo:margin-top="0.035cm" fo:margin-bottom="0cm" loext:contextual-spacing="false"/>
      <style:text-properties style:font-name-complex="Arial"/>
    </style:style>
    <style:style style:name="P72" style:family="paragraph" style:parent-style-name="Standard" style:list-style-name="WW8Num38">
      <style:paragraph-properties fo:margin-top="0.035cm" fo:margin-bottom="0cm" loext:contextual-spacing="false"/>
      <style:text-properties style:font-name-complex="Arial"/>
    </style:style>
    <style:style style:name="P73" style:family="paragraph" style:parent-style-name="Standard">
      <style:paragraph-properties fo:margin-top="0.035cm" fo:margin-bottom="0cm" loext:contextual-spacing="false"/>
      <style:text-properties style:font-name-complex="Arial" style:font-weight-complex="bold"/>
    </style:style>
    <style:style style:name="P74"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5" style:family="paragraph" style:parent-style-name="Standard">
      <style:paragraph-properties fo:margin-top="0.035cm" fo:margin-bottom="0cm" loext:contextual-spacing="false" style:snap-to-layout-grid="false"/>
      <style:text-properties style:font-name-complex="Arial" style:font-weight-complex="bold"/>
    </style:style>
    <style:style style:name="P76" style:family="paragraph" style:parent-style-name="Standard" style:list-style-name="WW8Num26">
      <style:paragraph-properties fo:margin-top="0.035cm" fo:margin-bottom="0cm" loext:contextual-spacing="false"/>
      <style:text-properties style:font-name-complex="Arial"/>
    </style:style>
    <style:style style:name="P77" style:family="paragraph" style:parent-style-name="Standard">
      <style:paragraph-properties fo:margin-top="0.035cm" fo:margin-bottom="0cm" loext:contextual-spacing="false" fo:text-align="justify" style:justify-single-word="false"/>
    </style:style>
    <style:style style:name="P78" style:family="paragraph" style:parent-style-name="Standard">
      <style:paragraph-properties fo:margin-top="0.071cm" fo:margin-bottom="0.035cm" loext:contextual-spacing="false" fo:text-align="center" style:justify-single-word="false"/>
    </style:style>
    <style:style style:name="P79"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80" style:family="paragraph" style:parent-style-name="Standard">
      <style:paragraph-properties fo:margin-left="-0.25cm" fo:margin-right="-0.18cm" fo:margin-top="0.071cm" fo:margin-bottom="0.035cm" loext:contextual-spacing="false" fo:text-align="center" style:justify-single-word="false" fo:text-indent="0cm" style:auto-text-indent="false"/>
    </style:style>
    <style:style style:name="P81" style:family="paragraph" style:parent-style-name="Standard">
      <style:paragraph-properties fo:margin-left="-0.191cm" fo:margin-right="-0.199cm" fo:margin-top="0.071cm" fo:margin-bottom="0.035cm" loext:contextual-spacing="false" fo:text-align="center" style:justify-single-word="false" fo:text-indent="0cm" style:auto-text-indent="false"/>
    </style:style>
    <style:style style:name="P82" style:family="paragraph" style:parent-style-name="Standard">
      <style:paragraph-properties fo:margin-left="-0.25cm" fo:margin-right="-0.131cm" fo:margin-top="0.071cm" fo:margin-bottom="0.035cm" loext:contextual-spacing="false" fo:text-align="center" style:justify-single-word="false" fo:text-indent="0cm" style:auto-text-indent="false"/>
    </style:style>
    <style:style style:name="P83"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4" style:family="paragraph" style:parent-style-name="Standard" style:master-page-name="Standard">
      <style:paragraph-properties fo:line-height="150%" style:page-number="auto"/>
    </style:style>
    <style:style style:name="P8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8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8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88" style:family="paragraph" style:parent-style-name="Footer">
      <style:paragraph-properties fo:text-align="center" style:justify-single-word="false"/>
    </style:style>
    <style:style style:name="P89"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style>
    <style:style style:name="P90"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91" style:family="paragraph" style:parent-style-name="Text_20_body">
      <style:text-properties style:font-name-complex="Arial"/>
    </style:style>
    <style:style style:name="P92" style:family="paragraph" style:parent-style-name="Header">
      <style:paragraph-properties fo:text-align="center" style:justify-single-word="false"/>
      <style:text-properties fo:font-weight="bold" officeooo:rsid="00155767" officeooo:paragraph-rsid="00155767" style:font-weight-asian="bold"/>
    </style:style>
    <style:style style:name="P93" style:family="paragraph" style:parent-style-name="Header">
      <style:paragraph-properties fo:text-align="center" style:justify-single-word="false"/>
    </style:style>
    <style:style style:name="P94" style:family="paragraph" style:parent-style-name="Header">
      <style:paragraph-properties fo:text-align="center" style:justify-single-word="false" style:snap-to-layout-grid="false"/>
    </style:style>
    <style:style style:name="P95" style:family="paragraph" style:parent-style-name="Header">
      <style:paragraph-properties fo:text-align="center" style:justify-single-word="false"/>
      <style:text-properties fo:font-size="8pt" fo:font-weight="bold" style:font-size-asian="8pt" style:font-weight-asian="bold" style:font-size-complex="8pt"/>
    </style:style>
    <style:style style:name="P96"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97" style:family="paragraph" style:parent-style-name="Header">
      <style:paragraph-properties>
        <style:tab-stops>
          <style:tab-stop style:position="4.683cm"/>
        </style:tab-stops>
      </style:paragraph-properties>
    </style:style>
    <style:style style:name="P98"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99" style:family="paragraph" style:parent-style-name="BlockTitle">
      <style:paragraph-properties fo:line-height="150%" fo:padding="0cm" fo:border-left="none" fo:border-right="none" fo:border-top="none" fo:border-bottom="0.51pt solid #000000"/>
    </style:style>
    <style:style style:name="P100"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101" style:family="paragraph" style:parent-style-name="BlockTitle" style:list-style-nam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102"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103" style:family="paragraph" style:parent-style-name="Text">
      <style:paragraph-properties fo:text-align="center" style:justify-single-word="false"/>
      <style:text-properties fo:font-size="14pt" fo:font-weight="bold" style:font-size-asian="14pt" style:font-weight-asian="bold" style:font-size-complex="14pt"/>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name-complex="Arial" style:font-weight-complex="bold"/>
    </style:style>
    <style:style style:name="T4" style:family="text">
      <style:text-properties fo:font-weight="bold" style:font-weight-asian="bold" style:font-weight-complex="bold"/>
    </style:style>
    <style:style style:name="T5" style:family="text">
      <style:text-properties fo:font-size="36pt" fo:font-weight="bold" style:font-size-asian="36pt" style:font-weight-asian="bold" style:font-size-complex="36pt"/>
    </style:style>
    <style:style style:name="T6" style:family="text">
      <style:text-properties style:font-name-complex="Arial"/>
    </style:style>
    <style:style style:name="T7" style:family="text">
      <style:text-properties style:font-name-complex="Arial" style:font-weight-complex="bold"/>
    </style:style>
    <style:style style:name="T8" style:family="text">
      <style:text-properties style:font-name-asian="Arial" style:font-name-complex="Arial"/>
    </style:style>
    <style:style style:name="T9" style:family="text">
      <style:text-properties fo:font-size="10pt" fo:language="es" fo:country="ES" style:font-size-asian="10pt" style:font-size-complex="10pt"/>
    </style:style>
    <style:style style:name="T10" style:family="text">
      <style:text-properties fo:color="#ffffff" fo:font-weight="bold" style:font-weight-asian="bold" style:font-name-complex="Arial"/>
    </style:style>
    <style:style style:name="T11" style:family="text">
      <style:text-properties fo:color="#ffffff" style:text-position="super 58%" fo:font-weight="bold" style:font-weight-asian="bold" style:font-name-complex="Arial"/>
    </style:style>
    <style:style style:name="T12" style:family="text">
      <style:text-properties fo:color="#000000" style:font-name-complex="Arial"/>
    </style:style>
    <style:style style:name="T13" style:family="text">
      <style:text-properties fo:color="#000000" officeooo:rsid="00155767" style:font-name-complex="Arial"/>
    </style:style>
    <style:style style:name="T14" style:family="text">
      <style:text-properties style:text-position="super 58%" style:font-name-complex="Arial"/>
    </style:style>
    <style:style style:name="T15" style:family="text">
      <style:text-properties fo:font-variant="small-caps" fo:language="none" fo:country="none" style:language-asian="none" style:country-asian="none"/>
    </style:style>
    <style:style style:name="T16" style:family="text">
      <style:text-properties fo:font-variant="small-caps" style:font-name="Arial" fo:font-size="10pt" style:font-size-asian="10pt" style:font-name-complex="Arial" style:font-size-complex="10pt"/>
    </style:style>
    <style:style style:name="T17" style:family="text">
      <style:text-properties fo:font-variant="small-caps" style:font-name="Arial" fo:font-size="10pt" style:font-size-asian="10pt" style:font-size-complex="10pt"/>
    </style:style>
    <style:style style:name="T18" style:family="text">
      <style:text-properties fo:font-variant="small-caps" fo:color="#0000ff" fo:font-weight="bold" style:font-weight-asian="bold" style:font-name-complex="Arial"/>
    </style:style>
    <style:style style:name="T19" style:family="text">
      <style:text-properties fo:language="none" fo:country="none" style:language-asian="none" style:country-asian="none"/>
    </style:style>
    <style:style style:name="T20"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1"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2" style:family="text">
      <style:text-properties fo:font-variant="normal" fo:text-transform="none" fo:language="none" fo:country="none" style:language-asian="none" style:country-asian="none"/>
    </style:style>
    <style:style style:name="T23" style:family="text">
      <style:text-properties style:font-name="Times New Roman" fo:font-size="12pt" fo:language="none" fo:country="none" style:font-size-asian="12pt" style:language-asian="none" style:country-asian="none" style:font-name-complex="Times New Roman" style:font-size-complex="12pt"/>
    </style:style>
    <style:style style:name="T24" style:family="text">
      <style:text-properties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5" style:family="text">
      <style:text-properties fo:color="#0000ff"/>
    </style:style>
    <style:style style:name="T26" style:family="text">
      <style:text-properties fo:color="#0000ff" style:font-name-complex="Arial"/>
    </style:style>
    <style:style style:name="T27" style:family="text">
      <style:text-properties fo:color="#0000ff" style:text-underline-style="solid" style:text-underline-width="auto" style:text-underline-color="font-color" fo:font-weight="bold" style:font-weight-asian="bold" style:font-name-complex="Arial"/>
    </style:style>
    <style:style style:name="T28" style:family="text">
      <style:text-properties style:font-name="Arial" fo:font-size="10pt" style:font-size-asian="10pt" style:font-name-complex="Arial" style:font-size-complex="10pt"/>
    </style:style>
    <style:style style:name="T29" style:family="text">
      <style:text-properties style:font-name="Arial" fo:font-size="10pt" style:font-size-asian="10pt" style:font-size-complex="10pt"/>
    </style:style>
    <style:style style:name="T30" style:family="text">
      <style:text-properties fo:font-style="italic" style:font-style-asian="italic" style:font-name-complex="Arial"/>
    </style:style>
    <style:style style:name="T31" style:family="text">
      <style:text-properties style:font-name="Century Gothic" fo:font-size="6pt" style:font-size-asian="6pt" style:font-name-complex="Century Gothic" style:font-size-complex="6pt"/>
    </style:style>
    <style:style style:name="T32" style:family="text">
      <style:text-properties style:font-name="Century Gothic" fo:font-size="6pt" officeooo:rsid="00155767" style:font-size-asian="6pt" style:font-name-complex="Century Gothic" style:font-size-complex="6pt"/>
    </style:style>
    <style:style style:name="T33" style:family="text">
      <style:text-properties style:font-name="Century Gothic" fo:font-size="8pt" fo:font-weight="bold" style:font-size-asian="8pt" style:font-weight-asian="bold" style:font-name-complex="Century Gothic" style:font-size-complex="8pt"/>
    </style:style>
    <style:style style:name="T34" style:family="text">
      <style:text-properties fo:font-size="8pt" fo:font-weight="bold" style:font-size-asian="8pt" style:font-weight-asian="bold" style:font-size-complex="8pt"/>
    </style:style>
    <style:style style:name="T35" style:family="text">
      <style:text-properties fo:font-size="13pt" fo:font-weight="bold" style:font-size-asian="13pt" style:font-weight-asian="bold" style:font-size-complex="13pt"/>
    </style:style>
    <style:style style:name="T36" style:family="text">
      <style:text-properties officeooo:rsid="00155767"/>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Marco1" text:anchor-type="char" svg:x="1.561cm" svg:y="2.514cm" svg:width="14.658cm" svg:height="10.53cm" draw:z-index="0"><draw:text-box><text:p text:style-name="P3"/><text:p text:style-name="P18"><text:title>Plan de Pruebas del Sistema</text:title></text:p><text:p text:style-name="P19"/><text:p text:style-name="P20">Proyecto: </text:p><text:p text:style-name="P21">EIMS</text:p></draw:text-box></draw:frame><text:bookmark-start text:name="OLE_LINK1"/><text:span text:style-name="T8"><text:s/></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6"><text:bookmark-end text:name="OLE_LINK1"/></text:p>
      <text:p text:style-name="P2"/>
      <text:p text:style-name="P2"/>
      <text:p text:style-name="P99"><text:soft-page-break/><text:span text:style-name="T9">Hoja de Control de DOCUMENTO:</text:span></text:p>
      <text:p text:style-name="P13"/>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3">Título</text:p>
          </table:table-cell>
          <table:table-cell table:style-name="Tabla1.B1" table:number-columns-spanned="3" office:value-type="string">
            <text:p text:style-name="P22"><text:span text:style-name="T12"><text:title>Plan de Pruebas del Sistema</text:title></text:span><text:span text:style-name="T12">: </text:span><text:span text:style-name="T13">EIMS</text:span></text:p>
          </table:table-cell>
          <table:covered-table-cell/>
          <table:covered-table-cell/>
        </table:table-row>
        <table:table-row table:style-name="Tabla1.1">
          <table:table-cell table:style-name="Tabla1.A1" office:value-type="string">
            <text:p text:style-name="P22"><text:span text:style-name="T10">Documentos de Referencia</text:span></text:p>
          </table:table-cell>
          <table:table-cell table:style-name="Tabla1.B2" table:number-columns-spanned="3" office:value-type="string">
            <text:p text:style-name="P34">URD, ERS Documentación orientada a los artefactos definidos al desarrollo</text:p>
          </table:table-cell>
          <table:covered-table-cell/>
          <table:covered-table-cell/>
        </table:table-row>
        <table:table-row table:style-name="Tabla1.1">
          <table:table-cell table:style-name="Tabla1.A1" office:value-type="string">
            <text:p text:style-name="P22"><text:span text:style-name="T11">1</text:span><text:span text:style-name="T10">Responsable</text:span></text:p>
          </table:table-cell>
          <table:table-cell table:style-name="Tabla1.B3" table:number-columns-spanned="3" office:value-type="string">
            <text:p text:style-name="P32">Diego Rojas Asenjo</text:p>
          </table:table-cell>
          <table:covered-table-cell/>
          <table:covered-table-cell/>
        </table:table-row>
        <table:table-row table:style-name="Tabla1.4">
          <table:table-cell table:style-name="Tabla1.A1" office:value-type="string">
            <text:p text:style-name="P22"><text:span text:style-name="T11">2</text:span><text:span text:style-name="T10">Revisado por</text:span></text:p>
          </table:table-cell>
          <table:table-cell table:style-name="Tabla1.B4" office:value-type="string">
            <text:p text:style-name="P98"/>
          </table:table-cell>
          <table:table-cell table:style-name="Tabla1.A1" office:value-type="string">
            <text:p text:style-name="P22"><text:span text:style-name="T10">Fecha <text:s/>Revisión</text:span></text:p>
          </table:table-cell>
          <table:table-cell table:style-name="Tabla1.D4" office:value-type="string">
            <text:p text:style-name="P31"/>
          </table:table-cell>
        </table:table-row>
        <table:table-row table:style-name="Tabla1.1">
          <table:table-cell table:style-name="Tabla1.A1" office:value-type="string">
            <text:p text:style-name="P22"><text:span text:style-name="T11">3</text:span><text:span text:style-name="T10">Aprobado por</text:span></text:p>
          </table:table-cell>
          <table:table-cell table:style-name="Tabla1.B5" office:value-type="string">
            <text:p text:style-name="P98"/>
          </table:table-cell>
          <table:table-cell table:style-name="Tabla1.A1" office:value-type="string">
            <text:p text:style-name="P23">Fecha Aprobación</text:p>
          </table:table-cell>
          <table:table-cell table:style-name="Tabla1.D5" office:value-type="string">
            <text:p text:style-name="P31"/>
          </table:table-cell>
        </table:table-row>
        <table:table-row table:style-name="Tabla1.1">
          <table:table-cell table:style-name="Tabla1.A1" office:value-type="string">
            <text:p text:style-name="P23">Versión</text:p>
          </table:table-cell>
          <table:table-cell table:style-name="Tabla1.B6" office:value-type="string">
            <text:p text:style-name="P22"><text:bookmark-start text:name="Version"/><text:span text:style-name="T13">1</text:span><text:bookmark-end text:name="Version"/><text:span text:style-name="T12">.</text:span><text:bookmark-start text:name="Revision"/><text:span text:style-name="T12">0</text:span><text:bookmark-end text:name="Revision"/></text:p>
          </table:table-cell>
          <table:table-cell table:style-name="Tabla1.A1" office:value-type="string">
            <text:p text:style-name="P23">Fecha Versión</text:p>
          </table:table-cell>
          <table:table-cell table:style-name="Tabla1.D6" office:value-type="string">
            <text:p text:style-name="P27"><text:span text:style-name="T36">18</text:span>/<text:span text:style-name="T36">11</text:span>/<text:span text:style-name="T36">2018</text:span></text:p>
          </table:table-cell>
        </table:table-row>
      </table:table>
      <text:p text:style-name="P6"/>
      <text:p text:style-name="P4"><text:span text:style-name="T14">1</text:span><text:span text:style-name="T6">Nombre y Apellidos de la persona responsable de la Elaboración del Documento.</text:span></text:p>
      <text:p text:style-name="P4"><text:span text:style-name="T14">2</text:span><text:span text:style-name="T6"> Nombre y apellidos de la persona que realizará la revisión del Documento.</text:span></text:p>
      <text:p text:style-name="P4"><text:span text:style-name="T14">3 </text:span><text:span text:style-name="T6">Nombre y apellidos de la persona que aprobará el Documento.</text:span></text:p>
      <text:p text:style-name="P6"/>
      <text:p text:style-name="P4"><text:span text:style-name="T2">Participantes en Elaboración:</text:span></text:p>
      <text:p text:style-name="P2"/>
      <table:table table:name="Tabla2" table:style-name="Tabla2">
        <table:table-column table:style-name="Tabla2.A"/>
        <table:table-column table:style-name="Tabla2.B"/>
        <table:table-header-rows>
          <table:table-row table:style-name="Tabla2.1">
            <table:table-cell table:style-name="Tabla2.A1" office:value-type="string">
              <text:p text:style-name="P24">Elaboradores</text:p>
            </table:table-cell>
            <table:table-cell table:style-name="Tabla2.B1" office:value-type="string">
              <text:p text:style-name="P24">Unidad Organizativa ICM/Proveedor</text:p>
            </table:table-cell>
          </table:table-row>
        </table:table-header-rows>
        <table:table-row table:style-name="Tabla2.1">
          <table:table-cell table:style-name="Tabla2.A2" office:value-type="string">
            <text:p text:style-name="P33">Diego Rojas Asenjo</text:p>
          </table:table-cell>
          <table:table-cell table:style-name="Tabla2.B2" office:value-type="string">
            <text:p text:style-name="P26">Desarrollador</text:p>
          </table:table-cell>
        </table:table-row>
        <table:table-row table:style-name="Tabla2.1">
          <table:table-cell table:style-name="Tabla2.A3" office:value-type="string">
            <text:p text:style-name="P26">Leandro Caloguerea Farias</text:p>
          </table:table-cell>
          <table:table-cell table:style-name="Tabla2.B3" office:value-type="string">
            <text:p text:style-name="P26">Desarrollador</text:p>
          </table:table-cell>
        </table:table-row>
        <table:table-row table:style-name="Tabla2.1">
          <table:table-cell table:style-name="Tabla2.A4" office:value-type="string">
            <text:p text:style-name="P25"/>
          </table:table-cell>
          <table:table-cell table:style-name="Tabla2.B4" office:value-type="string">
            <text:p text:style-name="P25"/>
          </table:table-cell>
        </table:table-row>
        <table:table-row table:style-name="Tabla2.1">
          <table:table-cell table:style-name="Tabla2.A5" office:value-type="string">
            <text:p text:style-name="P25"/>
          </table:table-cell>
          <table:table-cell table:style-name="Tabla2.B5" office:value-type="string">
            <text:p text:style-name="P25"/>
          </table:table-cell>
        </table:table-row>
        <table:table-row table:style-name="Tabla2.1">
          <table:table-cell table:style-name="Tabla2.A6" office:value-type="string">
            <text:p text:style-name="P25"/>
          </table:table-cell>
          <table:table-cell table:style-name="Tabla2.B6" office:value-type="string">
            <text:p text:style-name="P25"/>
          </table:table-cell>
        </table:table-row>
        <table:table-row table:style-name="Tabla2.1">
          <table:table-cell table:style-name="Tabla2.A7" office:value-type="string">
            <text:p text:style-name="P25"/>
          </table:table-cell>
          <table:table-cell table:style-name="Tabla2.B7" office:value-type="string">
            <text:p text:style-name="P25"/>
          </table:table-cell>
        </table:table-row>
      </table:table>
      <text:p text:style-name="P2"/>
      <text:p text:style-name="P2">Registro de Cambios</text:p>
      <text:p text:style-name="P2"/>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24">Versión</text:p>
            </table:table-cell>
            <table:table-cell table:style-name="Tabla3.A1" office:value-type="string">
              <text:p text:style-name="P24">Causa del Cambio</text:p>
            </table:table-cell>
            <table:table-cell table:style-name="Tabla3.A1" office:value-type="string">
              <text:p text:style-name="P24">Responsable del Cambio</text:p>
            </table:table-cell>
            <table:table-cell table:style-name="Tabla3.D1" office:value-type="string">
              <text:p text:style-name="P24">Fecha Cambio</text:p>
            </table:table-cell>
          </table:table-row>
        </table:table-header-rows>
        <table:table-row table:style-name="Tabla3.2">
          <table:table-cell table:style-name="Tabla3.A2" office:value-type="string">
            <text:p text:style-name="P36">1.0</text:p>
          </table:table-cell>
          <table:table-cell table:style-name="Tabla3.B2" office:value-type="string">
            <text:p text:style-name="P30">Inicio <text:s/>Planificación de pruebas</text:p>
          </table:table-cell>
          <table:table-cell table:style-name="Tabla3.C2" office:value-type="string">
            <text:p text:style-name="P30">Diego Rojas</text:p>
          </table:table-cell>
          <table:table-cell table:style-name="Tabla3.D2" office:value-type="string">
            <text:p text:style-name="P29"><text:span text:style-name="T36">18</text:span>/<text:span text:style-name="T36">11</text:span>/<text:span text:style-name="T36">2018</text:span></text:p>
          </table:table-cell>
        </table:table-row>
        <table:table-row table:style-name="Tabla3.2">
          <table:table-cell table:style-name="Tabla3.A3" office:value-type="string">
            <text:p text:style-name="P28"/>
          </table:table-cell>
          <table:table-cell table:style-name="Tabla3.B3" office:value-type="string">
            <text:p text:style-name="P28"/>
          </table:table-cell>
          <table:table-cell table:style-name="Tabla3.C3" office:value-type="string">
            <text:p text:style-name="P28"/>
          </table:table-cell>
          <table:table-cell table:style-name="Tabla3.D3" office:value-type="string">
            <text:p text:style-name="P28"/>
          </table:table-cell>
        </table:table-row>
      </table:table>
      <text:p text:style-name="Standard"/>
      <text:p text:style-name="P42"/>
      <text:p text:style-name="P103">INDICE</text:p>
      <text:p text:style-name="P100"/>
      <text:p text:style-name="P5">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dex_20_Link_20__28_user_29_" text:visited-style-name="Index_20_Link_20__28_user_29_"><text:span text:style-name="T15">1.</text:span></text:a><text:a xlink:type="simple" xlink:href="#__RefHeading___Toc224538207" text:style-name="Index_20_Link_20__28_user_29_" text:visited-style-name="Index_20_Link_20__28_user_29_"><text:span text:style-name="T20"><text:tab/></text:span></text:a><text:a xlink:type="simple" xlink:href="#__RefHeading___Toc224538207" text:style-name="Index_20_Link_20__28_user_29_" text:visited-style-name="Index_20_Link_20__28_user_29_"><text:span text:style-name="T19">FASE DE DISEÑO FUNCIONAL DEL SISTEMA<text:tab/>6</text:span></text:a></text:p>
          <text:p text:style-name="Contents_20_2"><text:a xlink:type="simple" xlink:href="#__RefHeading___Toc224538208" text:style-name="Index_20_Link_20__28_user_29_" text:visited-style-name="Index_20_Link_20__28_user_29_"><text:span text:style-name="T19">1.1</text:span></text:a><text:a xlink:type="simple" xlink:href="#__RefHeading___Toc224538208" text:style-name="Index_20_Link_20__28_user_29_" text:visited-style-name="Index_20_Link_20__28_user_29_"><text:span text:style-name="T21"><text:tab/></text:span></text:a><text:a xlink:type="simple" xlink:href="#__RefHeading___Toc224538208" text:style-name="Index_20_Link_20__28_user_29_" text:visited-style-name="Index_20_Link_20__28_user_29_"><text:span text:style-name="T19">DEFINICIÓN DE ESTRATEGIA DE PRUEBAS<text:tab/>6</text:span></text:a></text:p>
          <text:p text:style-name="Contents_20_2"><text:a xlink:type="simple" xlink:href="#__RefHeading___Toc224538209" text:style-name="Index_20_Link_20__28_user_29_" text:visited-style-name="Index_20_Link_20__28_user_29_"><text:span text:style-name="T19">1.2</text:span></text:a><text:a xlink:type="simple" xlink:href="#__RefHeading___Toc224538209" text:style-name="Index_20_Link_20__28_user_29_" text:visited-style-name="Index_20_Link_20__28_user_29_"><text:span text:style-name="T21"><text:tab/></text:span></text:a><text:a xlink:type="simple" xlink:href="#__RefHeading___Toc224538209" text:style-name="Index_20_Link_20__28_user_29_" text:visited-style-name="Index_20_Link_20__28_user_29_"><text:span text:style-name="T19">ESCENARIOS Y ENTORNOS DE PRUEBAS<text:tab/>6</text:span></text:a></text:p>
          <text:p text:style-name="Contents_20_2"><text:a xlink:type="simple" xlink:href="#__RefHeading___Toc224538210" text:style-name="Index_20_Link_20__28_user_29_" text:visited-style-name="Index_20_Link_20__28_user_29_"><text:span text:style-name="T19">1.3</text:span></text:a><text:a xlink:type="simple" xlink:href="#__RefHeading___Toc224538210" text:style-name="Index_20_Link_20__28_user_29_" text:visited-style-name="Index_20_Link_20__28_user_29_"><text:span text:style-name="T21"><text:tab/></text:span></text:a><text:a xlink:type="simple" xlink:href="#__RefHeading___Toc224538210" text:style-name="Index_20_Link_20__28_user_29_" text:visited-style-name="Index_20_Link_20__28_user_29_"><text:span text:style-name="T19">CATÁLOGO DE CASOS DE PRUEBAS DE ACEPTACIÓN<text:tab/>7</text:span></text:a></text:p>
          <text:p text:style-name="Contents_20_1"><text:a xlink:type="simple" xlink:href="#__RefHeading___Toc224538211" text:style-name="Index_20_Link_20__28_user_29_" text:visited-style-name="Index_20_Link_20__28_user_29_"><text:span text:style-name="T19">2.</text:span></text:a><text:a xlink:type="simple" xlink:href="#__RefHeading___Toc224538211" text:style-name="Index_20_Link_20__28_user_29_" text:visited-style-name="Index_20_Link_20__28_user_29_"><text:span text:style-name="T20"><text:tab/></text:span></text:a><text:a xlink:type="simple" xlink:href="#__RefHeading___Toc224538211" text:style-name="Index_20_Link_20__28_user_29_" text:visited-style-name="Index_20_Link_20__28_user_29_"><text:span text:style-name="T19">FASE DE DISEÑO TÉCNICO DEL SISTEMA<text:tab/>8</text:span></text:a></text:p>
          <text:p text:style-name="Contents_20_2"><text:a xlink:type="simple" xlink:href="#__RefHeading___Toc224538212" text:style-name="Index_20_Link_20__28_user_29_" text:visited-style-name="Index_20_Link_20__28_user_29_"><text:span text:style-name="T19">2.1</text:span></text:a><text:a xlink:type="simple" xlink:href="#__RefHeading___Toc224538212" text:style-name="Index_20_Link_20__28_user_29_" text:visited-style-name="Index_20_Link_20__28_user_29_"><text:span text:style-name="T21"><text:tab/></text:span></text:a><text:a xlink:type="simple" xlink:href="#__RefHeading___Toc224538212" text:style-name="Index_20_Link_20__28_user_29_" text:visited-style-name="Index_20_Link_20__28_user_29_"><text:span text:style-name="T19">CATÁLOGO DE TAREAS DE PRUEBAS FUNCIONALES<text:tab/>8</text:span></text:a></text:p>
          <text:p text:style-name="Contents_20_2"><text:a xlink:type="simple" xlink:href="#__RefHeading___Toc224538213" text:style-name="Index_20_Link_20__28_user_29_" text:visited-style-name="Index_20_Link_20__28_user_29_"><text:span text:style-name="T19">2.2</text:span></text:a><text:a xlink:type="simple" xlink:href="#__RefHeading___Toc224538213" text:style-name="Index_20_Link_20__28_user_29_" text:visited-style-name="Index_20_Link_20__28_user_29_"><text:span text:style-name="T21"><text:tab/></text:span></text:a><text:a xlink:type="simple" xlink:href="#__RefHeading___Toc224538213" text:style-name="Index_20_Link_20__28_user_29_" text:visited-style-name="Index_20_Link_20__28_user_29_"><text:span text:style-name="T19">CATÁLOGO DE TAREAS DE PRUEBAS DE RENDIMIENTO<text:tab/>10</text:span></text:a></text:p>
          <text:p text:style-name="Contents_20_2"><text:a xlink:type="simple" xlink:href="#__RefHeading___Toc224538214" text:style-name="Index_20_Link_20__28_user_29_" text:visited-style-name="Index_20_Link_20__28_user_29_"><text:span text:style-name="T19">2.3</text:span></text:a><text:a xlink:type="simple" xlink:href="#__RefHeading___Toc224538214" text:style-name="Index_20_Link_20__28_user_29_" text:visited-style-name="Index_20_Link_20__28_user_29_"><text:span text:style-name="T21"><text:tab/></text:span></text:a><text:a xlink:type="simple" xlink:href="#__RefHeading___Toc224538214" text:style-name="Index_20_Link_20__28_user_29_" text:visited-style-name="Index_20_Link_20__28_user_29_"><text:span text:style-name="T19">CATÁLOGO DE CASOS DE PRUEBA DE INTEGRACIÓN Y SISTEMA<text:tab/>11</text:span></text:a></text:p>
          <text:p text:style-name="Contents_20_2"><text:a xlink:type="simple" xlink:href="#__RefHeading___Toc224538215" text:style-name="Index_20_Link_20__28_user_29_" text:visited-style-name="Index_20_Link_20__28_user_29_"><text:span text:style-name="T19">2.4</text:span></text:a><text:a xlink:type="simple" xlink:href="#__RefHeading___Toc224538215" text:style-name="Index_20_Link_20__28_user_29_" text:visited-style-name="Index_20_Link_20__28_user_29_"><text:span text:style-name="T21"><text:tab/></text:span></text:a><text:a xlink:type="simple" xlink:href="#__RefHeading___Toc224538215" text:style-name="Index_20_Link_20__28_user_29_" text:visited-style-name="Index_20_Link_20__28_user_29_"><text:span text:style-name="T19">RELACIÓN DE COMPONENTES DE PRUEBAS<text:tab/>13</text:span></text:a></text:p>
          <text:p text:style-name="Contents_20_1"><text:a xlink:type="simple" xlink:href="#__RefHeading___Toc224538216" text:style-name="Index_20_Link_20__28_user_29_" text:visited-style-name="Index_20_Link_20__28_user_29_"><text:span text:style-name="T22">3.</text:span></text:a><text:a xlink:type="simple" xlink:href="#__RefHeading___Toc224538216" text:style-name="Index_20_Link_20__28_user_29_" text:visited-style-name="Index_20_Link_20__28_user_29_"><text:span text:style-name="T20"><text:tab/></text:span></text:a><text:a xlink:type="simple" xlink:href="#__RefHeading___Toc224538216" text:style-name="Index_20_Link_20__28_user_29_" text:visited-style-name="Index_20_Link_20__28_user_29_"><text:span text:style-name="T22">FASE DE CONSTRUCCIÓN DEL SISTEMA<text:tab/>13</text:span></text:a></text:p>
        </text:index-body>
      </text:table-of-content>
      <text:p text:style-name="P101"/>
      <text:p text:style-name="P102">Contenido</text:p>
      <text:p text:style-name="P12"/>
      <text:p text:style-name="P14"><text:span text:style-name="T25">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span></text:p>
      <text:p text:style-name="P15"/>
      <text:p text:style-name="P14"><text:span text:style-name="T25">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span></text:p>
      <text:p text:style-name="P15"/>
      <text:p text:style-name="P14"><text:span text:style-name="T25">En general se realizarán planes de pruebas funcionales, de integración, de sistema y de aceptación.</text:span></text:p>
      <text:p text:style-name="P15"/>
      <text:p text:style-name="P14"><text:span text:style-name="T25">Este documento se inicia durante la fase de Diseño Funcional y se irá completando a lo largo de las siguientes fases de desarrollo del Sistema, incorporando en cada una de las fases la planificación de las pruebas que deben diseñarse en las mismas.</text:span></text:p>
      <text:p text:style-name="P15"/>
      <text:p text:style-name="P15">El documento de Planificación de Pruebas se organiza con forme a las fases del Ciclo de Vida en las que se diseña cada tipo de pruebas.</text:p>
      <text:h text:style-name="P1" text:outline-level="1"><text:bookmark-start text:name="__RefHeading___Toc224538207"/>FASE DE DISEÑO FUNCIONAL DEL SISTEMA<text:bookmark-end text:name="__RefHeading___Toc224538207"/></text:h>
      <text:p text:style-name="P37">Antes de detallar los epígrafes siguientes se incluirá una cabecera de sección en la que se detallarán los siguientes aspectos generales del sistema:</text:p>
      <text:list xml:id="list479048471" text:style-name="WW8Num5">
        <text:list-item>
          <text:p text:style-name="P38">Descripción de la aplicación y las funcionalidades que satisface.</text:p>
        </text:list-item>
        <text:list-item>
          <text:p text:style-name="P38">Modos de acceso a la aplicación y escenarios de uso.</text:p>
        </text:list-item>
        <text:list-item>
          <text:p text:style-name="P39"><text:span text:style-name="T26">Intensidad y volumen de uso esperado, en cuanto a datos y en cuanto a concurrencia de usuarios.</text:span></text:p>
        </text:list-item>
      </text:list>
      <text:p text:style-name="P37"/>
      <table:table table:name="Tabla4" table:style-name="Tabla4">
        <table:table-column table:style-name="Tabla4.A"/>
        <table:table-row table:style-name="Tabla4.1">
          <table:table-cell table:style-name="Tabla4.A1" office:value-type="string">
            <text:h text:style-name="P90"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37">Explicar la estrategia o estrategias a seguir para una prueba completa de la aplicación.</text:p>
            <text:p text:style-name="P37">Definir los puntos críticos más importantes en los que las pruebas deben ser más intensas.</text:p>
            <text:p text:style-name="P40"/>
          </table:table-cell>
        </table:table-row>
      </table:table>
      <text:p text:style-name="P45"/>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90"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46">NÚM.</text:p>
          </table:table-cell>
          <table:table-cell table:style-name="Tabla5.A2" office:value-type="string">
            <text:p text:style-name="P46">CONTEXTO DE LAS PRUEBAS</text:p>
          </table:table-cell>
          <table:table-cell table:style-name="Tabla5.C2" office:value-type="string">
            <text:p text:style-name="P46">PRIORIDAD</text:p>
          </table:table-cell>
        </table:table-row>
        <table:table-row table:style-name="Tabla5.3">
          <table:table-cell table:style-name="Tabla5.A3" office:value-type="string">
            <text:p text:style-name="P49">1</text:p>
          </table:table-cell>
          <table:table-cell table:style-name="Tabla5.B3" office:value-type="string">
            <text:p text:style-name="P56">Detallar la configuración de equipos y otros dispositivos necesaria para hacer la prueba</text:p>
          </table:table-cell>
          <table:table-cell table:style-name="Tabla5.C3" office:value-type="string">
            <text:p text:style-name="P57"/>
          </table:table-cell>
        </table:table-row>
        <table:table-row table:style-name="Tabla5.3">
          <table:table-cell table:style-name="Tabla5.A4" office:value-type="string">
            <text:p text:style-name="P50"/>
          </table:table-cell>
          <table:table-cell table:style-name="Tabla5.B4" office:value-type="string">
            <text:p text:style-name="P51"/>
          </table:table-cell>
          <table:table-cell table:style-name="Tabla5.C4" office:value-type="string">
            <text:p text:style-name="P50"/>
          </table:table-cell>
        </table:table-row>
        <table:table-row table:style-name="Tabla5.3">
          <table:table-cell table:style-name="Tabla5.A2" office:value-type="string">
            <text:p text:style-name="P46">NÚM.</text:p>
          </table:table-cell>
          <table:table-cell table:style-name="Tabla5.A2" office:value-type="string">
            <text:p text:style-name="P46">MODOS DE ACCESO A LA APLICACIÓN Y ESCENARIOS DE USO QUE DEBEN <text:s/>SER PROBADOS</text:p>
          </table:table-cell>
          <table:table-cell table:style-name="Tabla5.C2" office:value-type="string">
            <text:p text:style-name="P46">PRIORIDAD</text:p>
          </table:table-cell>
        </table:table-row>
        <text:soft-page-break/>
        <table:table-row table:style-name="Tabla5.3">
          <table:table-cell table:style-name="Tabla5.A6" office:value-type="string">
            <text:p text:style-name="P59"/>
          </table:table-cell>
          <table:table-cell table:style-name="Tabla5.B6" office:value-type="string">
            <text:p text:style-name="P51"/>
          </table:table-cell>
          <table:table-cell table:style-name="Tabla5.C6" office:value-type="string">
            <text:p text:style-name="P50"/>
          </table:table-cell>
        </table:table-row>
        <table:table-row table:style-name="Tabla5.3">
          <table:table-cell table:style-name="Tabla5.A7" office:value-type="string">
            <text:p text:style-name="P50"/>
          </table:table-cell>
          <table:table-cell table:style-name="Tabla5.B7" office:value-type="string">
            <text:p text:style-name="P51"/>
          </table:table-cell>
          <table:table-cell table:style-name="Tabla5.C7" office:value-type="string">
            <text:p text:style-name="P50"/>
          </table:table-cell>
        </table:table-row>
        <table:table-row table:style-name="Tabla5.3">
          <table:table-cell table:style-name="Tabla5.A2" office:value-type="string">
            <text:p text:style-name="P46">NÚM.</text:p>
          </table:table-cell>
          <table:table-cell table:style-name="Tabla5.A2" office:value-type="string">
            <text:p text:style-name="P46">OTROS SISTEMAS QUE DEBEN ESTAR DISPONIBLES / ACCESIBLES PARA LAS PRUEBAS</text:p>
          </table:table-cell>
          <table:table-cell table:style-name="Tabla5.C2" office:value-type="string">
            <text:p text:style-name="P46">PRIORIDAD</text:p>
          </table:table-cell>
        </table:table-row>
        <table:table-row table:style-name="Tabla5.3">
          <table:table-cell table:style-name="Tabla5.A9" office:value-type="string">
            <text:p text:style-name="P59"/>
          </table:table-cell>
          <table:table-cell table:style-name="Tabla5.B9" office:value-type="string">
            <text:p text:style-name="P51"/>
          </table:table-cell>
          <table:table-cell table:style-name="Tabla5.C9" office:value-type="string">
            <text:p text:style-name="P50"/>
          </table:table-cell>
        </table:table-row>
        <table:table-row table:style-name="Tabla5.3">
          <table:table-cell table:style-name="Tabla5.A10" office:value-type="string">
            <text:p text:style-name="P50"/>
          </table:table-cell>
          <table:table-cell table:style-name="Tabla5.B10" office:value-type="string">
            <text:p text:style-name="P51"/>
          </table:table-cell>
          <table:table-cell table:style-name="Tabla5.C10" office:value-type="string">
            <text:p text:style-name="P50"/>
          </table:table-cell>
        </table:table-row>
        <table:table-row table:style-name="Tabla5.3">
          <table:table-cell table:style-name="Tabla5.A2" office:value-type="string">
            <text:p text:style-name="P46">NÚM.</text:p>
          </table:table-cell>
          <table:table-cell table:style-name="Tabla5.A2" office:value-type="string">
            <text:p text:style-name="P46">OTROS PREREQUISITOS PARA PODER HACER LAS PRUEBAS</text:p>
          </table:table-cell>
          <table:table-cell table:style-name="Tabla5.C2" office:value-type="string">
            <text:p text:style-name="P46">PRIORIDAD</text:p>
          </table:table-cell>
        </table:table-row>
        <table:table-row table:style-name="Tabla5.3">
          <table:table-cell table:style-name="Tabla5.A12" office:value-type="string">
            <text:p text:style-name="P59"/>
          </table:table-cell>
          <table:table-cell table:style-name="Tabla5.B12" office:value-type="string">
            <text:p text:style-name="P51"/>
          </table:table-cell>
          <table:table-cell table:style-name="Tabla5.C12" office:value-type="string">
            <text:p text:style-name="P50"/>
          </table:table-cell>
        </table:table-row>
        <table:table-row table:style-name="Tabla5.3">
          <table:table-cell table:style-name="Tabla5.A13" office:value-type="string">
            <text:p text:style-name="P50"/>
          </table:table-cell>
          <table:table-cell table:style-name="Tabla5.B13" office:value-type="string">
            <text:p text:style-name="P51"/>
          </table:table-cell>
          <table:table-cell table:style-name="Tabla5.C13" office:value-type="string">
            <text:p text:style-name="P50"/>
          </table:table-cell>
        </table:table-row>
        <table:table-row table:style-name="Tabla5.3">
          <table:table-cell table:style-name="Tabla5.A2" office:value-type="string">
            <text:p text:style-name="P46">NÚM.</text:p>
          </table:table-cell>
          <table:table-cell table:style-name="Tabla5.A2" office:value-type="string">
            <text:p text:style-name="P46">JUEGOS DE DATOS NECESARIOS PARA HACER LAS PRUEBAS</text:p>
          </table:table-cell>
          <table:table-cell table:style-name="Tabla5.C2" office:value-type="string">
            <text:p text:style-name="P46">PRIORIDAD</text:p>
          </table:table-cell>
        </table:table-row>
        <table:table-row table:style-name="Tabla5.3">
          <table:table-cell table:style-name="Tabla5.A15" office:value-type="string">
            <text:p text:style-name="P59"/>
          </table:table-cell>
          <table:table-cell table:style-name="Tabla5.B15" office:value-type="string">
            <text:p text:style-name="P51"/>
          </table:table-cell>
          <table:table-cell table:style-name="Tabla5.C15" office:value-type="string">
            <text:p text:style-name="P50"/>
          </table:table-cell>
        </table:table-row>
      </table:table>
      <text:p text:style-name="P5"/>
      <text:p text:style-name="P5"/>
      <text:p text:style-name="P5"/>
      <text:p text:style-name="P5"/>
      <text:p text:style-name="P5"/>
      <text:p text:style-name="P5"/>
      <text:p text:style-name="P5"/>
      <text:p text:style-name="P5"/>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9" text:outline-level="2"><text:bookmark-start text:name="__RefHeading___Toc224538210"/><text:span text:style-name="T28">CATÁLOGO DE CASOS DE PRUEBAS DE ACEPTACIÓN</text:span><text:bookmark-end text:name="__RefHeading___Toc224538210"/></text:h>
          </table:table-cell>
          <table:covered-table-cell/>
          <table:covered-table-cell/>
          <table:covered-table-cell/>
        </table:table-row>
        <table:table-row table:style-name="Tabla6.1">
          <table:table-cell table:style-name="Tabla6.A2" office:value-type="string">
            <text:p text:style-name="P80"><text:span text:style-name="T2">Nº</text:span></text:p>
          </table:table-cell>
          <table:table-cell table:style-name="Tabla6.A2" office:value-type="string">
            <text:p text:style-name="P79">FUNCIÓN</text:p>
          </table:table-cell>
          <table:table-cell table:style-name="Tabla6.A2" office:value-type="string">
            <text:p text:style-name="P79">NC</text:p>
          </table:table-cell>
          <table:table-cell table:style-name="Tabla6.D2" office:value-type="string">
            <text:p text:style-name="P79">ESPECIFICACIÓN DE LAS PRUEBAS</text:p>
          </table:table-cell>
        </table:table-row>
        <table:table-row table:style-name="Tabla6.1">
          <table:table-cell table:style-name="Tabla6.A3" office:value-type="string">
            <text:p text:style-name="P52">1</text:p>
          </table:table-cell>
          <table:table-cell table:style-name="Tabla6.B3" office:value-type="string">
            <text:p text:style-name="P61"><text:span text:style-name="T27">Función que se prueba 1</text:span></text:p>
          </table:table-cell>
          <table:table-cell table:style-name="Tabla6.C3" office:value-type="string">
            <text:p text:style-name="P58"/>
          </table:table-cell>
          <table:table-cell table:style-name="Tabla6.D3" office:value-type="string">
            <text:p text:style-name="P53"/>
          </table:table-cell>
        </table:table-row>
        <table:table-row table:style-name="Tabla6.1">
          <table:table-cell table:style-name="Tabla6.A4" office:value-type="string">
            <text:p text:style-name="P53"/>
          </table:table-cell>
          <table:table-cell table:style-name="Tabla6.B4" office:value-type="string">
            <text:p text:style-name="P54"/>
          </table:table-cell>
          <table:table-cell table:style-name="Tabla6.C4" office:value-type="string">
            <text:p text:style-name="P48">1</text:p>
          </table:table-cell>
          <table:table-cell table:style-name="Tabla6.D4" office:value-type="string">
            <text:p text:style-name="P63"><text:span text:style-name="T3">Descripción: </text:span><text:span text:style-name="T6">Acceso del usuario a la aplicación.</text:span></text:p>
            <text:p text:style-name="P63"><text:span text:style-name="T2">Requisitos probados:</text:span><text:span text:style-name="T6"> </text:span><text:span text:style-name="T30">REM [UC-0002]</text:span></text:p>
            <text:p text:style-name="P63"><text:span text:style-name="T3">Objetivo: </text:span><text:span text:style-name="T6">Comprobar que sólo los usuarios autorizados tienen acceso a la aplicación.</text:span></text:p>
            <text:p text:style-name="P65">Pruebas a realizar: </text:p>
            <text:list xml:id="list609335753" text:style-name="WW8Num42">
              <text:list-item>
                <text:p text:style-name="P70">Comprobar que un usuario autorizado tiene acceso a la aplicación.</text:p>
              </text:list-item>
              <text:list-item>
                <text:p text:style-name="P68"><text:span text:style-name="T6">Comprobar que un usuario autorizado con un password incorrecto no accede.</text:span></text:p>
              </text:list-item>
              <text:list-item>
                <text:p text:style-name="P70">Comprobar que un usuario no autorizado recibe el apropiado mensaje de no autorizado y no puede acceder.</text:p>
              </text:list-item>
              <text:list-item>
                <text:p text:style-name="P68"><text:span text:style-name="T6">Comprobar que un usuario inexistente no tiene acceso.</text:span></text:p>
              </text:list-item>
              <text:list-item>
                <text:p text:style-name="P70">…</text:p>
              </text:list-item>
            </text:list>
            <text:p text:style-name="P5"/>
          </table:table-cell>
        </table:table-row>
        <table:table-row table:style-name="Tabla6.1">
          <table:table-cell table:style-name="Tabla6.A5" office:value-type="string">
            <text:p text:style-name="P53"/>
          </table:table-cell>
          <table:table-cell table:style-name="Tabla6.B5" office:value-type="string">
            <text:p text:style-name="P53"/>
          </table:table-cell>
          <table:table-cell table:style-name="Tabla6.C5" office:value-type="string">
            <text:p text:style-name="P48">2</text:p>
          </table:table-cell>
          <table:table-cell table:style-name="Tabla6.D5" office:value-type="string">
            <text:p text:style-name="P63"><text:span text:style-name="T3">Descripción: </text:span><text:span text:style-name="T6">Consulta de Aplicación.</text:span></text:p>
            <text:p text:style-name="P63"><text:span text:style-name="T2">Requisitos probados:</text:span><text:span text:style-name="T6"> </text:span><text:span text:style-name="T30">REM [UC-0002]</text:span></text:p>
            <text:p text:style-name="P63"><text:span text:style-name="T3">Objetivo: </text:span><text:span text:style-name="T6">Comprobar la correcta recuperación de toda la información asociada a un registro del catálogo de Aplicación</text:span></text:p>
            <text:p text:style-name="P65">Pruebas a realizar: </text:p>
            <text:list xml:id="list2913265296" text:style-name="WW8Num14">
              <text:list-item>
                <text:p text:style-name="P71">Seleccionando un usuario en la lista se obtienen todos sus datos.</text:p>
              </text:list-item>
              <text:list-item>
                <text:p text:style-name="P71">Comprobar que están todos los datos.</text:p>
              </text:list-item>
              <text:list-item>
                <text:p text:style-name="P71">…</text:p>
              </text:list-item>
              <text:list-item>
                <text:p text:style-name="P71">…</text:p>
              </text:list-item>
            </text:list>
            <text:p text:style-name="P69"/>
            <text:list xml:id="list1429879501" text:style-name="WW8Num41">
              <text:list-item>
                <text:p text:style-name="P7"/>
              </text:list-item>
            </text:list>
          </table:table-cell>
        </table:table-row>
        <table:table-row table:style-name="Tabla6.1">
          <table:table-cell table:style-name="Tabla6.A6" office:value-type="string">
            <text:p text:style-name="P53"/>
          </table:table-cell>
          <table:table-cell table:style-name="Tabla6.B6" office:value-type="string">
            <text:p text:style-name="P53"/>
          </table:table-cell>
          <table:table-cell table:style-name="Tabla6.C6" office:value-type="string">
            <text:p text:style-name="P48">3</text:p>
          </table:table-cell>
          <table:table-cell table:style-name="Tabla6.D6" office:value-type="string">
            <text:p text:style-name="P63"><text:span text:style-name="T3">Descripción: </text:span><text:span text:style-name="T6">Búsqueda de Usuarios con sus Cuentas Bloqueadas.</text:span></text:p>
            <text:p text:style-name="P63"><text:soft-page-break/><text:span text:style-name="T2">Requisitos probados:</text:span><text:span text:style-name="T6"> Prueba genérica.</text:span></text:p>
            <text:p text:style-name="P63"><text:span text:style-name="T3">Objetivo: </text:span><text:span text:style-name="T6">seleccionar las cuentas de usuarios bloqueadas que vamos a desbloquear</text:span></text:p>
            <text:p text:style-name="P65">Pruebas a realizar: </text:p>
            <text:list xml:id="list3326319016" text:style-name="WW8Num38">
              <text:list-item>
                <text:p text:style-name="P72">Comprobar que un registro bloqueado efectivamente se desbloquea.</text:p>
              </text:list-item>
              <text:list-item>
                <text:p text:style-name="P72">Comprobar que con un registro no bloqueado la aplicación no hace nada.</text:p>
              </text:list-item>
              <text:list-item>
                <text:p text:style-name="P72">Comprobar que es posible seleccionar varios registros boqueados y no bloqueados y que todos quedan desbloqueados.</text:p>
              </text:list-item>
            </text:list>
            <text:p text:style-name="P63"><text:span text:style-name="T6">Comporbar </text:span><text:span text:style-name="T3">Precondiciones: </text:span><text:span text:style-name="T6">El usuario debe tener acceso a la aplicación.</text:span></text:p>
            <text:p text:style-name="P5"/>
          </table:table-cell>
        </table:table-row>
      </table:table>
      <text:p text:style-name="P5"/>
      <text:p text:style-name="P5"/>
      <text:p text:style-name="P5"/>
      <text:p text:style-name="P5"/>
      <text:p text:style-name="P5"/>
      <text:p text:style-name="P5"/>
      <text:h text:style-name="P1"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90"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81"><text:span text:style-name="T2">Nº</text:span></text:p>
          </table:table-cell>
          <table:table-cell table:style-name="Tabla7.A2" office:value-type="string">
            <text:p text:style-name="P79">FUNCIÓN</text:p>
          </table:table-cell>
          <table:table-cell table:style-name="Tabla7.A2" office:value-type="string">
            <text:p text:style-name="P79">NC</text:p>
          </table:table-cell>
          <table:table-cell table:style-name="Tabla7.A2" office:value-type="string">
            <text:p text:style-name="P79">NT</text:p>
          </table:table-cell>
          <table:table-cell table:style-name="Tabla7.E2" office:value-type="string">
            <text:p text:style-name="P79">ESPECIFICACIÓN DE LAS PRUEBAS</text:p>
          </table:table-cell>
        </table:table-row>
        <table:table-row table:style-name="Tabla7.1">
          <table:table-cell table:style-name="Tabla7.A3" office:value-type="string">
            <text:p text:style-name="P52">1</text:p>
          </table:table-cell>
          <table:table-cell table:style-name="Tabla7.B3" office:value-type="string">
            <text:p text:style-name="P61"><text:span text:style-name="T27">Función que se prueba 1</text:span></text:p>
          </table:table-cell>
          <table:table-cell table:style-name="Tabla7.C3" office:value-type="string">
            <text:p text:style-name="P58"/>
          </table:table-cell>
          <table:table-cell table:style-name="Tabla7.D3" office:value-type="string">
            <text:p text:style-name="P54"/>
          </table:table-cell>
          <table:table-cell table:style-name="Tabla7.E3" office:value-type="string">
            <text:p text:style-name="P53"/>
          </table:table-cell>
        </table:table-row>
        <table:table-row table:style-name="Tabla7.1">
          <table:table-cell table:style-name="Tabla7.A4" office:value-type="string">
            <text:p text:style-name="P53"/>
          </table:table-cell>
          <table:table-cell table:style-name="Tabla7.B4" office:value-type="string">
            <text:p text:style-name="P54"/>
          </table:table-cell>
          <table:table-cell table:style-name="Tabla7.C4" office:value-type="string">
            <text:p text:style-name="P48">1</text:p>
          </table:table-cell>
          <table:table-cell table:style-name="Tabla7.D4" office:value-type="string">
            <text:p text:style-name="P54"/>
          </table:table-cell>
          <table:table-cell table:style-name="Tabla7.E4" office:value-type="string">
            <text:p text:style-name="P77"><text:span text:style-name="T3">Descripción: </text:span><text:span text:style-name="T6">Acceso del usuario a la aplicación.</text:span></text:p>
            <text:p text:style-name="P77"><text:span text:style-name="T2">Requisitos probados:</text:span><text:span text:style-name="T6"> </text:span><text:span text:style-name="T30">REM [UC-0002]</text:span></text:p>
            <text:p text:style-name="P77"><text:span text:style-name="T3">Objetivo: </text:span><text:span text:style-name="T6">Comprobar que sólo los usuarios autorizados tienen acceso a la aplicación.</text:span></text:p>
            <text:p text:style-name="P77"><text:span text:style-name="T3">Precondiciones: </text:span><text:span text:style-name="T6">El usuario debe tener acceso a la aplicación.</text:span></text:p>
            <text:p text:style-name="P77"><text:span text:style-name="T3">Procedimiento de prueba:</text:span><text:span text:style-name="T6"> Se realizan secuencialmente todas las tareas de prueba validando el resultado tras cada una de ellas.</text:span></text:p>
            <text:p text:style-name="P14"><text:span text:style-name="T2">Automatización de la Prueba:</text:span><text:span text:style-name="T6"> <text:s/></text:span></text:p>
            <text:list xml:id="list2332086281" text:style-name="WW8Num26">
              <text:list-item>
                <text:p text:style-name="P9">Junit:</text:p>
              </text:list-item>
              <text:list-item>
                <text:p text:style-name="P9">Jmeter: </text:p>
              </text:list-item>
            </text:list>
          </table:table-cell>
        </table:table-row>
        <table:table-row table:style-name="Tabla7.1">
          <table:table-cell table:style-name="Tabla7.A5" office:value-type="string">
            <text:p text:style-name="P53"/>
          </table:table-cell>
          <table:table-cell table:style-name="Tabla7.B5" office:value-type="string">
            <text:p text:style-name="P53"/>
          </table:table-cell>
          <table:table-cell table:style-name="Tabla7.C5" office:value-type="string">
            <text:p text:style-name="P54"/>
          </table:table-cell>
          <table:table-cell table:style-name="Tabla7.D5" office:value-type="string">
            <text:p text:style-name="P48">T1</text:p>
          </table:table-cell>
          <table:table-cell table:style-name="Tabla7.E5" office:value-type="string">
            <text:p text:style-name="P63"><text:span text:style-name="T2">Prueba a realizar:</text:span><text:span text:style-name="T6"> Comprobar que un usuario autorizado tiene acceso a la aplicación.</text:span></text:p>
            <text:p text:style-name="P63"><text:span text:style-name="T2">Estimulo (acciones a realizar):</text:span><text:span text:style-name="T6"> </text:span></text:p>
            <text:p text:style-name="P63"><text:span text:style-name="T2">Respuesta esperada:</text:span><text:span text:style-name="T6"> </text:span></text:p>
            <text:p text:style-name="P73"/>
          </table:table-cell>
        </table:table-row>
        <table:table-row table:style-name="Tabla7.1">
          <table:table-cell table:style-name="Tabla7.A6" office:value-type="string">
            <text:p text:style-name="P55"/>
          </table:table-cell>
          <table:table-cell table:style-name="Tabla7.B6" office:value-type="string">
            <text:p text:style-name="P53"/>
          </table:table-cell>
          <table:table-cell table:style-name="Tabla7.C6" office:value-type="string">
            <text:p text:style-name="P54"/>
          </table:table-cell>
          <table:table-cell table:style-name="Tabla7.D6" office:value-type="string">
            <text:p text:style-name="P48">T2</text:p>
          </table:table-cell>
          <table:table-cell table:style-name="Tabla7.E6" office:value-type="string">
            <text:p text:style-name="P63"><text:span text:style-name="T2">Prueba a realizar: </text:span><text:span text:style-name="T6">Comprobar que un usuario autorizado con un password incorrecto no accede.</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7" office:value-type="string">
            <text:p text:style-name="P60"/>
          </table:table-cell>
          <table:table-cell table:style-name="Tabla7.B7" office:value-type="string">
            <text:p text:style-name="P53"/>
          </table:table-cell>
          <table:table-cell table:style-name="Tabla7.C7" office:value-type="string">
            <text:p text:style-name="P54"/>
          </table:table-cell>
          <table:table-cell table:style-name="Tabla7.D7" office:value-type="string">
            <text:p text:style-name="P48">T3</text:p>
          </table:table-cell>
          <table:table-cell table:style-name="Tabla7.E7" office:value-type="string">
            <text:p text:style-name="P63"><text:span text:style-name="T2">Prueba a realizar: </text:span><text:span text:style-name="T6">Comprobar que un usuario no autorizado recibe el apropiado mensaje de no autorizado y no puede acceder.</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8" office:value-type="string">
            <text:p text:style-name="P60"/>
          </table:table-cell>
          <table:table-cell table:style-name="Tabla7.B8" office:value-type="string">
            <text:p text:style-name="P53"/>
          </table:table-cell>
          <table:table-cell table:style-name="Tabla7.C8" office:value-type="string">
            <text:p text:style-name="P54"/>
          </table:table-cell>
          <table:table-cell table:style-name="Tabla7.D8" office:value-type="string">
            <text:p text:style-name="P48">T4</text:p>
          </table:table-cell>
          <table:table-cell table:style-name="Tabla7.E8" office:value-type="string">
            <text:p text:style-name="P63"><text:span text:style-name="T2">Prueba a realizar: </text:span><text:span text:style-name="T6">Comprobar que un usuario inexistente no tiene acceso.</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ext:soft-page-break/>
        <table:table-row table:style-name="Tabla7.1">
          <table:table-cell table:style-name="Tabla7.A9" office:value-type="string">
            <text:p text:style-name="P60"/>
          </table:table-cell>
          <table:table-cell table:style-name="Tabla7.B9" office:value-type="string">
            <text:p text:style-name="P53"/>
          </table:table-cell>
          <table:table-cell table:style-name="Tabla7.C9" office:value-type="string">
            <text:p text:style-name="P48">2</text:p>
          </table:table-cell>
          <table:table-cell table:style-name="Tabla7.D9" office:value-type="string">
            <text:p text:style-name="P54"/>
          </table:table-cell>
          <table:table-cell table:style-name="Tabla7.E9" office:value-type="string">
            <text:p text:style-name="P63"><text:span text:style-name="T3">Descripción: </text:span><text:span text:style-name="T6">Consulta de Aplicación.</text:span></text:p>
            <text:p text:style-name="P63"><text:span text:style-name="T2">Requisitos probados:</text:span><text:span text:style-name="T6"> </text:span><text:span text:style-name="T30">REM [UC-0002]</text:span></text:p>
            <text:p text:style-name="P63"><text:span text:style-name="T3">Objetivo: </text:span><text:span text:style-name="T6">Comprobar la correcta recuperación de toda la información asociada a un registro del catálogo de Aplicación</text:span></text:p>
            <text:p text:style-name="P63"><text:span text:style-name="T3">Precondiciones: </text:span><text:span text:style-name="T6">El usuario debe tener acceso a la aplicación.</text:span></text:p>
            <text:p text:style-name="P63"><text:span text:style-name="T3">Procedimiento de prueba:</text:span><text:span text:style-name="T6"> Se realizan secuencialmente todas las tareas de prueba validando el resultado tras cada una de ellas.</text:span></text:p>
            <text:p text:style-name="Standard"><text:span text:style-name="T2">Automatización de la Prueba:</text:span><text:span text:style-name="T6"> <text:s/></text:span></text:p>
            <text:list xml:id="list201541497381685" text:continue-numbering="true" text:style-name="WW8Num26">
              <text:list-item>
                <text:p text:style-name="P9">Junit:</text:p>
              </text:list-item>
              <text:list-item>
                <text:p text:style-name="P76">Jmeter: </text:p>
              </text:list-item>
            </text:list>
          </table:table-cell>
        </table:table-row>
        <table:table-row table:style-name="Tabla7.1">
          <table:table-cell table:style-name="Tabla7.A10" office:value-type="string">
            <text:p text:style-name="P53"/>
          </table:table-cell>
          <table:table-cell table:style-name="Tabla7.B10" office:value-type="string">
            <text:p text:style-name="P53"/>
          </table:table-cell>
          <table:table-cell table:style-name="Tabla7.C10" office:value-type="string">
            <text:p text:style-name="P54"/>
          </table:table-cell>
          <table:table-cell table:style-name="Tabla7.D10" office:value-type="string">
            <text:p text:style-name="P48">T1</text:p>
          </table:table-cell>
          <table:table-cell table:style-name="Tabla7.E10" office:value-type="string">
            <text:p text:style-name="P63"><text:span text:style-name="T2">Prueba a realizar:</text:span><text:span text:style-name="T6"> Seleccionando un usuario en la lista se obtienen todos sus datos.</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1" office:value-type="string">
            <text:p text:style-name="P60"/>
          </table:table-cell>
          <table:table-cell table:style-name="Tabla7.B11" office:value-type="string">
            <text:p text:style-name="P53"/>
          </table:table-cell>
          <table:table-cell table:style-name="Tabla7.C11" office:value-type="string">
            <text:p text:style-name="P54"/>
          </table:table-cell>
          <table:table-cell table:style-name="Tabla7.D11" office:value-type="string">
            <text:p text:style-name="P48">T2</text:p>
          </table:table-cell>
          <table:table-cell table:style-name="Tabla7.E11" office:value-type="string">
            <text:p text:style-name="P63"><text:span text:style-name="T2">Prueba a realizar:</text:span><text:span text:style-name="T6"> Comprobar que están todos los datos.</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2" office:value-type="string">
            <text:p text:style-name="P60"/>
          </table:table-cell>
          <table:table-cell table:style-name="Tabla7.B12" office:value-type="string">
            <text:p text:style-name="P53"/>
          </table:table-cell>
          <table:table-cell table:style-name="Tabla7.C12" office:value-type="string">
            <text:p text:style-name="P54"/>
          </table:table-cell>
          <table:table-cell table:style-name="Tabla7.D12" office:value-type="string">
            <text:p text:style-name="P48">T3</text:p>
          </table:table-cell>
          <table:table-cell table:style-name="Tabla7.E12" office:value-type="string">
            <text:p text:style-name="P64">Prueba a realizar: </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3" office:value-type="string">
            <text:p text:style-name="P62"><text:s/></text:p>
          </table:table-cell>
          <table:table-cell table:style-name="Tabla7.B13" office:value-type="string">
            <text:p text:style-name="P53"/>
          </table:table-cell>
          <table:table-cell table:style-name="Tabla7.C13" office:value-type="string">
            <text:p text:style-name="P48">3</text:p>
          </table:table-cell>
          <table:table-cell table:style-name="Tabla7.D13" office:value-type="string">
            <text:p text:style-name="P54"/>
          </table:table-cell>
          <table:table-cell table:style-name="Tabla7.E13" office:value-type="string">
            <text:p text:style-name="P63"><text:span text:style-name="T3">Descripción: </text:span><text:span text:style-name="T6">Búsqueda de Usuarios con sus Cuentas Bloqueadas.</text:span></text:p>
            <text:p text:style-name="P63"><text:span text:style-name="T2">Requisitos probados:</text:span><text:span text:style-name="T6"> Prueba genérica.</text:span></text:p>
            <text:p text:style-name="P63"><text:span text:style-name="T3">Objetivo: </text:span><text:span text:style-name="T6">seleccionar las cuentas de usuarios bloqueadas que vamos a desbloquear</text:span></text:p>
            <text:p text:style-name="P63"><text:span text:style-name="T3">Precondiciones: </text:span><text:span text:style-name="T6">El usuario debe tener acceso a la aplicación.</text:span></text:p>
            <text:p text:style-name="P63"><text:span text:style-name="T3">Procedimiento de prueba:</text:span><text:span text:style-name="T6"> Se realizan secuencialmente todas las tareas de prueba validando el resultado tras cada una de ellas.</text:span></text:p>
            <text:p text:style-name="Standard"><text:span text:style-name="T2">Automatización de la Prueba:</text:span><text:span text:style-name="T6"> <text:s/></text:span></text:p>
            <text:list xml:id="list201542764922528" text:continue-numbering="true" text:style-name="WW8Num26">
              <text:list-item>
                <text:p text:style-name="P9">Junit:</text:p>
              </text:list-item>
              <text:list-item>
                <text:p text:style-name="P76">Jmeter:</text:p>
              </text:list-item>
            </text:list>
          </table:table-cell>
        </table:table-row>
        <table:table-row table:style-name="Tabla7.1">
          <table:table-cell table:style-name="Tabla7.A14" office:value-type="string">
            <text:p text:style-name="P53"/>
          </table:table-cell>
          <table:table-cell table:style-name="Tabla7.B14" office:value-type="string">
            <text:p text:style-name="P53"/>
          </table:table-cell>
          <table:table-cell table:style-name="Tabla7.C14" office:value-type="string">
            <text:p text:style-name="P54"/>
          </table:table-cell>
          <table:table-cell table:style-name="Tabla7.D14" office:value-type="string">
            <text:p text:style-name="P48">T1</text:p>
          </table:table-cell>
          <table:table-cell table:style-name="Tabla7.E14" office:value-type="string">
            <text:p text:style-name="P63"><text:span text:style-name="T2">Prueba a realizar:</text:span><text:span text:style-name="T6"> Comprobar que un registro bloqueado efectivamente se desbloquea.</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5" office:value-type="string">
            <text:p text:style-name="P60"/>
          </table:table-cell>
          <table:table-cell table:style-name="Tabla7.B15" office:value-type="string">
            <text:p text:style-name="P53"/>
          </table:table-cell>
          <table:table-cell table:style-name="Tabla7.C15" office:value-type="string">
            <text:p text:style-name="P54"/>
          </table:table-cell>
          <table:table-cell table:style-name="Tabla7.D15" office:value-type="string">
            <text:p text:style-name="P48">T2</text:p>
          </table:table-cell>
          <table:table-cell table:style-name="Tabla7.E15" office:value-type="string">
            <text:p text:style-name="P63"><text:span text:style-name="T2">Prueba a realizar:</text:span><text:span text:style-name="T6"> Comprobar que con un registro no bloqueado la aplicación no hace nada.</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6" office:value-type="string">
            <text:p text:style-name="P60"/>
          </table:table-cell>
          <table:table-cell table:style-name="Tabla7.B16" office:value-type="string">
            <text:p text:style-name="P53"/>
          </table:table-cell>
          <table:table-cell table:style-name="Tabla7.C16" office:value-type="string">
            <text:p text:style-name="P54"/>
          </table:table-cell>
          <table:table-cell table:style-name="Tabla7.D16" office:value-type="string">
            <text:p text:style-name="P48">T3</text:p>
          </table:table-cell>
          <table:table-cell table:style-name="Tabla7.E16" office:value-type="string">
            <text:p text:style-name="P63"><text:span text:style-name="T2">Prueba a realizar:</text:span><text:span text:style-name="T6"> Comprobar que es posible seleccionar varios registros boqueados y no bloqueados y que todos quedan desbloqueados.</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7" office:value-type="string">
            <text:p text:style-name="P60"/>
          </table:table-cell>
          <table:table-cell table:style-name="Tabla7.B17" office:value-type="string">
            <text:p text:style-name="P53"/>
          </table:table-cell>
          <table:table-cell table:style-name="Tabla7.C17" office:value-type="string">
            <text:p text:style-name="P54"/>
          </table:table-cell>
          <table:table-cell table:style-name="Tabla7.D17" office:value-type="string">
            <text:p text:style-name="P48">T4</text:p>
          </table:table-cell>
          <table:table-cell table:style-name="Tabla7.E17" office:value-type="string">
            <text:p text:style-name="P63"><text:span text:style-name="T2">Prueba a realizar:</text:span><text:span text:style-name="T6"> </text:span></text:p>
            <text:p text:style-name="P63"><text:span text:style-name="T2">Estimulo (acciones a realizar):</text:span><text:span text:style-name="T6"> </text:span></text:p>
            <text:p text:style-name="P63"><text:span text:style-name="T2">Respuesta esperada:</text:span><text:span text:style-name="T6"> </text:span></text:p>
            <text:p text:style-name="P65"/>
          </table:table-cell>
        </table:table-row>
        <table:table-row table:style-name="Tabla7.1">
          <table:table-cell table:style-name="Tabla7.A18" office:value-type="string">
            <text:p text:style-name="P52">2</text:p>
          </table:table-cell>
          <table:table-cell table:style-name="Tabla7.B18" office:value-type="string">
            <text:p text:style-name="P61"><text:span text:style-name="T27">Función que se prueba 2</text:span></text:p>
          </table:table-cell>
          <table:table-cell table:style-name="Tabla7.C18" office:value-type="string">
            <text:p text:style-name="P58"/>
          </table:table-cell>
          <table:table-cell table:style-name="Tabla7.D18" office:value-type="string">
            <text:p text:style-name="P54"/>
          </table:table-cell>
          <table:table-cell table:style-name="Tabla7.E18" office:value-type="string">
            <text:p text:style-name="P53"/>
          </table:table-cell>
        </table:table-row>
        <text:soft-page-break/>
        <table:table-row table:style-name="Tabla7.1">
          <table:table-cell table:style-name="Tabla7.A19" office:value-type="string">
            <text:p text:style-name="P53"/>
          </table:table-cell>
          <table:table-cell table:style-name="Tabla7.B19" office:value-type="string">
            <text:p text:style-name="P53"/>
          </table:table-cell>
          <table:table-cell table:style-name="Tabla7.C19" office:value-type="string">
            <text:p text:style-name="P54"/>
          </table:table-cell>
          <table:table-cell table:style-name="Tabla7.D19" office:value-type="string">
            <text:p text:style-name="P54"/>
          </table:table-cell>
          <table:table-cell table:style-name="Tabla7.E19" office:value-type="string">
            <text:list xml:id="list201541467948273" text:continue-list="list1429879501" text:style-name="WW8Num41">
              <text:list-item>
                <text:p text:style-name="P8"/>
              </text:list-item>
            </text:list>
          </table:table-cell>
        </table:table-row>
      </table:table>
      <text:p text:style-name="P5"/>
      <text:p text:style-name="P5"/>
      <text:p text:style-name="P43"/>
      <text:p text:style-name="P5"/>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90"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78"><text:span text:style-name="T2">Nº</text:span></text:p>
          </table:table-cell>
          <table:table-cell table:style-name="Tabla8.A2" office:value-type="string">
            <text:p text:style-name="P79">FUNCIÓN</text:p>
          </table:table-cell>
          <table:table-cell table:style-name="Tabla8.A2" office:value-type="string">
            <text:p text:style-name="P79">NC</text:p>
          </table:table-cell>
          <table:table-cell table:style-name="Tabla8.A2" office:value-type="string">
            <text:p text:style-name="P79">NT</text:p>
          </table:table-cell>
          <table:table-cell table:style-name="Tabla8.E2" office:value-type="string">
            <text:p text:style-name="P79">ESPECIFICACIÓN DE LAS PRUEBAS</text:p>
          </table:table-cell>
        </table:table-row>
        <table:table-row table:style-name="Tabla8.1">
          <table:table-cell table:style-name="Tabla8.A3" office:value-type="string">
            <text:p text:style-name="P52">1</text:p>
          </table:table-cell>
          <table:table-cell table:style-name="Tabla8.B3" office:value-type="string">
            <text:p text:style-name="P61"><text:span text:style-name="T27">Función que se prueba n</text:span></text:p>
          </table:table-cell>
          <table:table-cell table:style-name="Tabla8.C3" office:value-type="string">
            <text:p text:style-name="P58"/>
          </table:table-cell>
          <table:table-cell table:style-name="Tabla8.D3" office:value-type="string">
            <text:p text:style-name="P54"/>
          </table:table-cell>
          <table:table-cell table:style-name="Tabla8.E3" office:value-type="string">
            <text:p text:style-name="P53"/>
          </table:table-cell>
        </table:table-row>
        <table:table-row table:style-name="Tabla8.1">
          <table:table-cell table:style-name="Tabla8.A4" office:value-type="string">
            <text:p text:style-name="P53"/>
          </table:table-cell>
          <table:table-cell table:style-name="Tabla8.B4" office:value-type="string">
            <text:p text:style-name="P54"/>
          </table:table-cell>
          <table:table-cell table:style-name="Tabla8.C4" office:value-type="string">
            <text:p text:style-name="P47"><text:span text:style-name="T6">R-1</text:span></text:p>
          </table:table-cell>
          <table:table-cell table:style-name="Tabla8.D4" office:value-type="string">
            <text:p text:style-name="P54"/>
          </table:table-cell>
          <table:table-cell table:style-name="Tabla8.E4" office:value-type="string">
            <text:p text:style-name="P77"><text:span text:style-name="T3">Descripción: </text:span><text:span text:style-name="T6">Acceso del usuario a la aplicación.</text:span></text:p>
            <text:p text:style-name="P77"><text:span text:style-name="T2">Requisitos probados:</text:span><text:span text:style-name="T6"> </text:span><text:span text:style-name="T30">REM [UC-0002]</text:span></text:p>
            <text:p text:style-name="P77"><text:span text:style-name="T3">Objetivo: </text:span><text:span text:style-name="T6">Comprobar que el tiempo de respuesta de autentificación de usuario es menor de 5 segundos cuando hay concurrencia de 100 usuarios.</text:span></text:p>
            <text:p text:style-name="P77"><text:span text:style-name="T3">Precondiciones: </text:span><text:span text:style-name="T6">En estado inicial.</text:span></text:p>
            <text:p text:style-name="P77"><text:span text:style-name="T3">Procedimiento de prueba:</text:span><text:span text:style-name="T6"> Se realizan series de 50 identificaciones mientras hay 100 usuarios ejecutando concurrentemente otras acciones..</text:span></text:p>
            <text:p text:style-name="P14"><text:span text:style-name="T2">Automatización de la Prueba:</text:span><text:span text:style-name="T6"> <text:s/></text:span></text:p>
            <text:list xml:id="list201542263667869" text:continue-list="list201542764922528" text:style-name="WW8Num26">
              <text:list-item>
                <text:p text:style-name="P9">Junit:</text:p>
              </text:list-item>
              <text:list-item>
                <text:p text:style-name="P9">Jmeter: </text:p>
              </text:list-item>
            </text:list>
          </table:table-cell>
        </table:table-row>
        <table:table-row table:style-name="Tabla8.1">
          <table:table-cell table:style-name="Tabla8.A5" office:value-type="string">
            <text:p text:style-name="P53"/>
          </table:table-cell>
          <table:table-cell table:style-name="Tabla8.B5" office:value-type="string">
            <text:p text:style-name="P53"/>
          </table:table-cell>
          <table:table-cell table:style-name="Tabla8.C5" office:value-type="string">
            <text:p text:style-name="P54"/>
          </table:table-cell>
          <table:table-cell table:style-name="Tabla8.D5" office:value-type="string">
            <text:p text:style-name="P48">T1</text:p>
          </table:table-cell>
          <table:table-cell table:style-name="Tabla8.E5" office:value-type="string">
            <text:p text:style-name="P77"><text:span text:style-name="T2">Prueba a realizar:</text:span><text:span text:style-name="T6"> Comprobar tiempo de respuesta en concurrencia de identificación de usuarios.</text:span></text:p>
            <text:p text:style-name="P77"><text:span text:style-name="T2">Condiciones de carga:</text:span><text:span text:style-name="T6"> Generación de transacciones de identificación.</text:span></text:p>
            <text:p text:style-name="P77"><text:span text:style-name="T2">Estimulo (acciones a realizar):</text:span><text:span text:style-name="T6"> Completar campos en una transacción parelela a la carga</text:span></text:p>
            <text:p text:style-name="P77"><text:span text:style-name="T2">Respuesta esperada:</text:span><text:span text:style-name="T6"> Medir tiempos…</text:span></text:p>
            <text:p text:style-name="P74"/>
          </table:table-cell>
        </table:table-row>
        <table:table-row table:style-name="Tabla8.1">
          <table:table-cell table:style-name="Tabla8.A6" office:value-type="string">
            <text:p text:style-name="P55"/>
          </table:table-cell>
          <table:table-cell table:style-name="Tabla8.B6" office:value-type="string">
            <text:p text:style-name="P53"/>
          </table:table-cell>
          <table:table-cell table:style-name="Tabla8.C6" office:value-type="string">
            <text:p text:style-name="P54"/>
          </table:table-cell>
          <table:table-cell table:style-name="Tabla8.D6" office:value-type="string">
            <text:p text:style-name="P48">T2</text:p>
          </table:table-cell>
          <table:table-cell table:style-name="Tabla8.E6" office:value-type="string">
            <text:p text:style-name="P77"><text:span text:style-name="T2">Prueba a realizar: </text:span><text:span text:style-name="T6">Comprobar tiempo de respuesta en concurrencia con la operación de consulta a los datos de una aplicación.</text:span></text:p>
            <text:p text:style-name="P77"><text:span text:style-name="T2">Condiciones de carga:</text:span><text:span text:style-name="T6"> Generación de transacciones de consulta.</text:span></text:p>
            <text:p text:style-name="P77"><text:span text:style-name="T2">Estimulo (acciones a realizar):</text:span><text:span text:style-name="T6"> </text:span></text:p>
            <text:p text:style-name="P77"><text:span text:style-name="T2">Respuesta esperada:</text:span><text:span text:style-name="T6"> </text:span></text:p>
            <text:p text:style-name="P66"/>
          </table:table-cell>
        </table:table-row>
        <table:table-row table:style-name="Tabla8.1">
          <table:table-cell table:style-name="Tabla8.A7" office:value-type="string">
            <text:p text:style-name="P60"/>
          </table:table-cell>
          <table:table-cell table:style-name="Tabla8.B7" office:value-type="string">
            <text:p text:style-name="P53"/>
          </table:table-cell>
          <table:table-cell table:style-name="Tabla8.C7" office:value-type="string">
            <text:p text:style-name="P54"/>
          </table:table-cell>
          <table:table-cell table:style-name="Tabla8.D7" office:value-type="string">
            <text:p text:style-name="P54"/>
          </table:table-cell>
          <table:table-cell table:style-name="Tabla8.E7" office:value-type="string">
            <text:p text:style-name="P67"/>
          </table:table-cell>
        </table:table-row>
        <table:table-row table:style-name="Tabla8.1">
          <table:table-cell table:style-name="Tabla8.A8" office:value-type="string">
            <text:p text:style-name="P60"/>
          </table:table-cell>
          <table:table-cell table:style-name="Tabla8.B8" office:value-type="string">
            <text:p text:style-name="P53"/>
          </table:table-cell>
          <table:table-cell table:style-name="Tabla8.C8" office:value-type="string">
            <text:p text:style-name="P54"/>
          </table:table-cell>
          <table:table-cell table:style-name="Tabla8.D8" office:value-type="string">
            <text:p text:style-name="P54"/>
          </table:table-cell>
          <table:table-cell table:style-name="Tabla8.E8" office:value-type="string">
            <text:p text:style-name="P67"/>
          </table:table-cell>
        </table:table-row>
        <table:table-row table:style-name="Tabla8.1">
          <table:table-cell table:style-name="Tabla8.A9" office:value-type="string">
            <text:p text:style-name="P60"/>
          </table:table-cell>
          <table:table-cell table:style-name="Tabla8.B9" office:value-type="string">
            <text:p text:style-name="P53"/>
          </table:table-cell>
          <table:table-cell table:style-name="Tabla8.C9" office:value-type="string">
            <text:p text:style-name="P47"><text:span text:style-name="T6">R-2</text:span></text:p>
          </table:table-cell>
          <table:table-cell table:style-name="Tabla8.D9" office:value-type="string">
            <text:p text:style-name="P54"/>
          </table:table-cell>
          <table:table-cell table:style-name="Tabla8.E9" office:value-type="string">
            <text:p text:style-name="P63"><text:span text:style-name="T3">Descripción: </text:span><text:span text:style-name="T6">Acceso del usuario a la aplicación.</text:span></text:p>
            <text:p text:style-name="P63"><text:span text:style-name="T2">Requisitos probados:</text:span><text:span text:style-name="T6"> </text:span><text:span text:style-name="T30">REM [UC-0002]</text:span></text:p>
            <text:p text:style-name="P63"><text:span text:style-name="T3">Objetivo: </text:span><text:span text:style-name="T6">Comprobar que el tiempo de respuesta de autentificación de usuario es menor de 5 segundos cuando hay concurrencia de 100 usuarios.</text:span></text:p>
            <text:p text:style-name="P63"><text:span text:style-name="T3">Precondiciones: </text:span><text:span text:style-name="T6">En estado inicial.</text:span></text:p>
            <text:p text:style-name="P63"><text:span text:style-name="T3">Procedimiento de prueba:</text:span><text:span text:style-name="T6"> Se realizan series de 50 identificaciones mientras hay 100 usuarios ejecutando concurrentemente otras acciones..</text:span></text:p>
            <text:p text:style-name="Standard"><text:span text:style-name="T2">Automatización de la Prueba:</text:span><text:span text:style-name="T6"> <text:s/></text:span></text:p>
            <text:list xml:id="list201542196895081" text:continue-numbering="true" text:style-name="WW8Num26">
              <text:list-item>
                <text:p text:style-name="P9">Junit:</text:p>
              </text:list-item>
              <text:list-item>
                <text:p text:style-name="P9">Jmeter: </text:p>
              </text:list-item>
            </text:list>
          </table:table-cell>
        </table:table-row>
        <table:table-row table:style-name="Tabla8.1">
          <table:table-cell table:style-name="Tabla8.A10" office:value-type="string">
            <text:p text:style-name="P53"/>
          </table:table-cell>
          <table:table-cell table:style-name="Tabla8.B10" office:value-type="string">
            <text:p text:style-name="P53"/>
          </table:table-cell>
          <table:table-cell table:style-name="Tabla8.C10" office:value-type="string">
            <text:p text:style-name="P54"/>
          </table:table-cell>
          <table:table-cell table:style-name="Tabla8.D10" office:value-type="string">
            <text:p text:style-name="P48">T1</text:p>
          </table:table-cell>
          <table:table-cell table:style-name="Tabla8.E10" office:value-type="string">
            <text:p text:style-name="P63"><text:span text:style-name="T2">Prueba a realizar:</text:span><text:span text:style-name="T6"> Comprobar tiempo de respuesta en concurrencia de identificación de usuarios.</text:span></text:p>
            <text:p text:style-name="P63"><text:span text:style-name="T2">Condiciones de carga:</text:span><text:span text:style-name="T6"> Generación de transacciones de identificación.</text:span></text:p>
            <text:p text:style-name="P63"><text:span text:style-name="T2">Estimulo (acciones a realizar):</text:span><text:span text:style-name="T6"> Completar campos en una transacción parelela a la carga</text:span></text:p>
            <text:p text:style-name="P63"><text:span text:style-name="T2">Respuesta esperada:</text:span><text:span text:style-name="T6"> Medir tiempos…</text:span></text:p>
            <text:p text:style-name="P73"/>
          </table:table-cell>
        </table:table-row>
        <table:table-row table:style-name="Tabla8.1">
          <table:table-cell table:style-name="Tabla8.A11" office:value-type="string">
            <text:p text:style-name="P55"/>
          </table:table-cell>
          <table:table-cell table:style-name="Tabla8.B11" office:value-type="string">
            <text:p text:style-name="P53"/>
          </table:table-cell>
          <table:table-cell table:style-name="Tabla8.C11" office:value-type="string">
            <text:p text:style-name="P54"/>
          </table:table-cell>
          <table:table-cell table:style-name="Tabla8.D11" office:value-type="string">
            <text:p text:style-name="P48">T2</text:p>
          </table:table-cell>
          <table:table-cell table:style-name="Tabla8.E11" office:value-type="string">
            <text:p text:style-name="P63"><text:span text:style-name="T2">Prueba a realizar: </text:span><text:span text:style-name="T6">Comprobar tiempo de respuesta en concurrencia con la operación de consulta a los datos de una aplicación.</text:span></text:p>
            <text:p text:style-name="P63"><text:span text:style-name="T2">Condiciones de carga:</text:span><text:span text:style-name="T6"> Generación de transacciones de consulta.</text:span></text:p>
            <text:p text:style-name="P63"><text:span text:style-name="T2">Estimulo (acciones a realizar):</text:span><text:span text:style-name="T6"> </text:span></text:p>
            <text:p text:style-name="P63"><text:soft-page-break/><text:span text:style-name="T2">Respuesta esperada:</text:span><text:span text:style-name="T6"> </text:span></text:p>
            <text:p text:style-name="P65"/>
          </table:table-cell>
        </table:table-row>
        <table:table-row table:style-name="Tabla8.1">
          <table:table-cell table:style-name="Tabla8.A12" office:value-type="string">
            <text:p text:style-name="P60"/>
          </table:table-cell>
          <table:table-cell table:style-name="Tabla8.B12" office:value-type="string">
            <text:p text:style-name="P53"/>
          </table:table-cell>
          <table:table-cell table:style-name="Tabla8.C12" office:value-type="string">
            <text:p text:style-name="P54"/>
          </table:table-cell>
          <table:table-cell table:style-name="Tabla8.D12" office:value-type="string">
            <text:p text:style-name="P48">T3</text:p>
          </table:table-cell>
          <table:table-cell table:style-name="Tabla8.E12" office:value-type="string">
            <text:p text:style-name="P67"/>
          </table:table-cell>
        </table:table-row>
        <table:table-row table:style-name="Tabla8.1">
          <table:table-cell table:style-name="Tabla8.A13" office:value-type="string">
            <text:p text:style-name="P62"><text:s/></text:p>
          </table:table-cell>
          <table:table-cell table:style-name="Tabla8.B13" office:value-type="string">
            <text:p text:style-name="P53"/>
          </table:table-cell>
          <table:table-cell table:style-name="Tabla8.C13" office:value-type="string">
            <text:p text:style-name="P47"><text:span text:style-name="T6">R-3</text:span></text:p>
          </table:table-cell>
          <table:table-cell table:style-name="Tabla8.D13" office:value-type="string">
            <text:p text:style-name="P54"/>
          </table:table-cell>
          <table:table-cell table:style-name="Tabla8.E13" office:value-type="string">
            <text:p text:style-name="P77"><text:span text:style-name="T3">Descripción: </text:span><text:span text:style-name="T6">Acceso del usuario a la aplicación.</text:span></text:p>
            <text:p text:style-name="P77"><text:span text:style-name="T2">Requisitos probados:</text:span><text:span text:style-name="T6"> </text:span><text:span text:style-name="T30">REM [UC-0002]</text:span></text:p>
            <text:p text:style-name="P77"><text:span text:style-name="T3">Objetivo: </text:span><text:span text:style-name="T6">Comprobar que el tiempo de respuesta de autentificación de usuario es menor de 5 segundos cuando hay concurrencia de 100 usuarios.</text:span></text:p>
            <text:p text:style-name="P77"><text:span text:style-name="T3">Precondiciones: </text:span><text:span text:style-name="T6">En estado inicial.</text:span></text:p>
            <text:p text:style-name="P77"><text:span text:style-name="T3">Procedimiento de prueba:</text:span><text:span text:style-name="T6"> Se realizan series de 50 identificaciones mientras hay 100 usuarios ejecutando concurrentemente otras acciones..</text:span></text:p>
            <text:p text:style-name="P14"><text:span text:style-name="T2">Automatización de la Prueba:</text:span><text:span text:style-name="T6"> <text:s/></text:span></text:p>
            <text:list xml:id="list201542779935235" text:continue-numbering="true" text:style-name="WW8Num26">
              <text:list-item>
                <text:p text:style-name="P9">Junit:</text:p>
              </text:list-item>
              <text:list-item>
                <text:p text:style-name="P9">Jmeter: </text:p>
              </text:list-item>
            </text:list>
          </table:table-cell>
        </table:table-row>
        <table:table-row table:style-name="Tabla8.1">
          <table:table-cell table:style-name="Tabla8.A14" office:value-type="string">
            <text:p text:style-name="P53"/>
          </table:table-cell>
          <table:table-cell table:style-name="Tabla8.B14" office:value-type="string">
            <text:p text:style-name="P53"/>
          </table:table-cell>
          <table:table-cell table:style-name="Tabla8.C14" office:value-type="string">
            <text:p text:style-name="P54"/>
          </table:table-cell>
          <table:table-cell table:style-name="Tabla8.D14" office:value-type="string">
            <text:p text:style-name="P48">T1</text:p>
          </table:table-cell>
          <table:table-cell table:style-name="Tabla8.E14" office:value-type="string">
            <text:p text:style-name="P77"><text:span text:style-name="T2">Prueba a realizar: </text:span><text:span text:style-name="T6">Comprobar tiempo de respuesta en concurrencia con la operación de consulta a los datos de una aplicación.</text:span></text:p>
            <text:p text:style-name="P77"><text:span text:style-name="T2">Condiciones de carga:</text:span><text:span text:style-name="T6"> Generación de transacciones de consulta.</text:span></text:p>
            <text:p text:style-name="P77"><text:span text:style-name="T2">Estimulo (acciones a realizar):</text:span><text:span text:style-name="T6"> </text:span></text:p>
            <text:p text:style-name="P77"><text:span text:style-name="T2">Respuesta esperada:</text:span><text:span text:style-name="T6"> </text:span></text:p>
            <text:p text:style-name="P65"/>
          </table:table-cell>
        </table:table-row>
        <table:table-row table:style-name="Tabla8.1">
          <table:table-cell table:style-name="Tabla8.A15" office:value-type="string">
            <text:p text:style-name="P60"/>
          </table:table-cell>
          <table:table-cell table:style-name="Tabla8.B15" office:value-type="string">
            <text:p text:style-name="P53"/>
          </table:table-cell>
          <table:table-cell table:style-name="Tabla8.C15" office:value-type="string">
            <text:p text:style-name="P54"/>
          </table:table-cell>
          <table:table-cell table:style-name="Tabla8.D15" office:value-type="string">
            <text:p text:style-name="P48">T2</text:p>
          </table:table-cell>
          <table:table-cell table:style-name="Tabla8.E15" office:value-type="string">
            <text:p text:style-name="P67"/>
          </table:table-cell>
        </table:table-row>
        <table:table-row table:style-name="Tabla8.1">
          <table:table-cell table:style-name="Tabla8.A16" office:value-type="string">
            <text:p text:style-name="P60"/>
          </table:table-cell>
          <table:table-cell table:style-name="Tabla8.B16" office:value-type="string">
            <text:p text:style-name="P53"/>
          </table:table-cell>
          <table:table-cell table:style-name="Tabla8.C16" office:value-type="string">
            <text:p text:style-name="P54"/>
          </table:table-cell>
          <table:table-cell table:style-name="Tabla8.D16" office:value-type="string">
            <text:p text:style-name="P54"/>
          </table:table-cell>
          <table:table-cell table:style-name="Tabla8.E16" office:value-type="string">
            <text:p text:style-name="P67"/>
          </table:table-cell>
        </table:table-row>
        <table:table-row table:style-name="Tabla8.1">
          <table:table-cell table:style-name="Tabla8.A17" office:value-type="string">
            <text:p text:style-name="P60"/>
          </table:table-cell>
          <table:table-cell table:style-name="Tabla8.B17" office:value-type="string">
            <text:p text:style-name="P53"/>
          </table:table-cell>
          <table:table-cell table:style-name="Tabla8.C17" office:value-type="string">
            <text:p text:style-name="P54"/>
          </table:table-cell>
          <table:table-cell table:style-name="Tabla8.D17" office:value-type="string">
            <text:p text:style-name="P54"/>
          </table:table-cell>
          <table:table-cell table:style-name="Tabla8.E17" office:value-type="string">
            <text:p text:style-name="P67"/>
          </table:table-cell>
        </table:table-row>
        <table:table-row table:style-name="Tabla8.1">
          <table:table-cell table:style-name="Tabla8.A18" office:value-type="string">
            <text:p text:style-name="P60"/>
          </table:table-cell>
          <table:table-cell table:style-name="Tabla8.B18" office:value-type="string">
            <text:p text:style-name="P53"/>
          </table:table-cell>
          <table:table-cell table:style-name="Tabla8.C18" office:value-type="string">
            <text:p text:style-name="P54"/>
          </table:table-cell>
          <table:table-cell table:style-name="Tabla8.D18" office:value-type="string">
            <text:p text:style-name="P54"/>
          </table:table-cell>
          <table:table-cell table:style-name="Tabla8.E18" office:value-type="string">
            <text:p text:style-name="P53"/>
          </table:table-cell>
        </table:table-row>
        <table:table-row table:style-name="Tabla8.1">
          <table:table-cell table:style-name="Tabla8.A19" office:value-type="string">
            <text:p text:style-name="P53"/>
          </table:table-cell>
          <table:table-cell table:style-name="Tabla8.B19" office:value-type="string">
            <text:p text:style-name="P53"/>
          </table:table-cell>
          <table:table-cell table:style-name="Tabla8.C19" office:value-type="string">
            <text:p text:style-name="P54"/>
          </table:table-cell>
          <table:table-cell table:style-name="Tabla8.D19" office:value-type="string">
            <text:p text:style-name="P54"/>
          </table:table-cell>
          <table:table-cell table:style-name="Tabla8.E19" office:value-type="string">
            <text:p text:style-name="P10"/>
          </table:table-cell>
        </table:table-row>
      </table:table>
      <text:p text:style-name="P5"/>
      <text:p text:style-name="P5"/>
      <text:p text:style-name="P5"/>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9" text:outline-level="2"><text:bookmark-start text:name="__RefHeading___Toc224538214"/><text:span text:style-name="T28">CATÁLOGO DE CASOS DE PRUEBA DE INTEGRACIÓN Y SISTEMA</text:span><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41"><text:span text:style-name="T26">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span></text:p>
            <text:p text:style-name="P16"/>
          </table:table-cell>
          <table:covered-table-cell/>
          <table:covered-table-cell/>
          <table:covered-table-cell/>
        </table:table-row>
        <table:table-row table:style-name="Tabla9.1">
          <table:table-cell table:style-name="Tabla9.A3" office:value-type="string">
            <text:p text:style-name="P78"><text:span text:style-name="T2">Nº</text:span></text:p>
          </table:table-cell>
          <table:table-cell table:style-name="Tabla9.A3" office:value-type="string">
            <text:p text:style-name="P79">FUNCIÓN</text:p>
          </table:table-cell>
          <table:table-cell table:style-name="Tabla9.A3" office:value-type="string">
            <text:p text:style-name="P79">NC</text:p>
          </table:table-cell>
          <table:table-cell table:style-name="Tabla9.D3" office:value-type="string">
            <text:p text:style-name="P78"><text:span text:style-name="T2">TÍTULO DEL CASO DE PRUEBA</text:span></text:p>
          </table:table-cell>
        </table:table-row>
        <table:table-row table:style-name="Tabla9.1">
          <table:table-cell table:style-name="Tabla9.A4" office:value-type="string">
            <text:p text:style-name="P52">1</text:p>
          </table:table-cell>
          <table:table-cell table:style-name="Tabla9.B4" office:value-type="string">
            <text:p text:style-name="P61"><text:span text:style-name="T27">Función que se prueba 1</text:span></text:p>
          </table:table-cell>
          <table:table-cell table:style-name="Tabla9.C4" office:value-type="string">
            <text:p text:style-name="P58"/>
          </table:table-cell>
          <table:table-cell table:style-name="Tabla9.D4" office:value-type="string">
            <text:p text:style-name="P53"/>
          </table:table-cell>
        </table:table-row>
        <table:table-row table:style-name="Tabla9.1">
          <table:table-cell table:style-name="Tabla9.A5" office:value-type="string">
            <text:p text:style-name="P60"/>
          </table:table-cell>
          <table:table-cell table:style-name="Tabla9.B5" office:value-type="string">
            <text:p text:style-name="P54"/>
          </table:table-cell>
          <table:table-cell table:style-name="Tabla9.C5" office:value-type="string">
            <text:p text:style-name="P48">1</text:p>
          </table:table-cell>
          <table:table-cell table:style-name="Tabla9.D5" office:value-type="string">
            <text:p text:style-name="P14"><text:span text:style-name="T3">Título:</text:span><text:span text:style-name="T7"> </text:span></text:p>
          </table:table-cell>
        </table:table-row>
        <table:table-row table:style-name="Tabla9.1">
          <table:table-cell table:style-name="Tabla9.A6" office:value-type="string">
            <text:p text:style-name="P60"/>
          </table:table-cell>
          <table:table-cell table:style-name="Tabla9.B6" office:value-type="string">
            <text:p text:style-name="P53"/>
          </table:table-cell>
          <table:table-cell table:style-name="Tabla9.C6" office:value-type="string">
            <text:p text:style-name="P54"/>
          </table:table-cell>
          <table:table-cell table:style-name="Tabla9.D6" office:value-type="string">
            <text:p text:style-name="P14"><text:span text:style-name="T3">Título:</text:span><text:span text:style-name="T7"> </text:span></text:p>
          </table:table-cell>
        </table:table-row>
        <table:table-row table:style-name="Tabla9.1">
          <table:table-cell table:style-name="Tabla9.A7" office:value-type="string">
            <text:p text:style-name="P60"/>
          </table:table-cell>
          <table:table-cell table:style-name="Tabla9.B7" office:value-type="string">
            <text:p text:style-name="P53"/>
          </table:table-cell>
          <table:table-cell table:style-name="Tabla9.C7" office:value-type="string">
            <text:p text:style-name="P54"/>
          </table:table-cell>
          <table:table-cell table:style-name="Tabla9.D7" office:value-type="string">
            <text:p text:style-name="P14"><text:span text:style-name="T3">Título:</text:span><text:span text:style-name="T7"> </text:span></text:p>
          </table:table-cell>
        </table:table-row>
        <table:table-row table:style-name="Tabla9.1">
          <table:table-cell table:style-name="Tabla9.A8" office:value-type="string">
            <text:p text:style-name="P60"/>
          </table:table-cell>
          <table:table-cell table:style-name="Tabla9.B8" office:value-type="string">
            <text:p text:style-name="P53"/>
          </table:table-cell>
          <table:table-cell table:style-name="Tabla9.C8" office:value-type="string">
            <text:p text:style-name="P54"/>
          </table:table-cell>
          <table:table-cell table:style-name="Tabla9.D8" office:value-type="string">
            <text:p text:style-name="P14"><text:span text:style-name="T3">Título:</text:span><text:span text:style-name="T7"> </text:span></text:p>
          </table:table-cell>
        </table:table-row>
        <table:table-row table:style-name="Tabla9.1">
          <table:table-cell table:style-name="Tabla9.A9" office:value-type="string">
            <text:p text:style-name="P60"/>
          </table:table-cell>
          <table:table-cell table:style-name="Tabla9.B9" office:value-type="string">
            <text:p text:style-name="P53"/>
          </table:table-cell>
          <table:table-cell table:style-name="Tabla9.C9" office:value-type="string">
            <text:p text:style-name="P54"/>
          </table:table-cell>
          <table:table-cell table:style-name="Tabla9.D9" office:value-type="string">
            <text:p text:style-name="P14"><text:span text:style-name="T3">Título:</text:span><text:span text:style-name="T7"> </text:span></text:p>
          </table:table-cell>
        </table:table-row>
        <table:table-row table:style-name="Tabla9.1">
          <table:table-cell table:style-name="Tabla9.A10" office:value-type="string">
            <text:p text:style-name="P60"/>
          </table:table-cell>
          <table:table-cell table:style-name="Tabla9.B10" office:value-type="string">
            <text:p text:style-name="P53"/>
          </table:table-cell>
          <table:table-cell table:style-name="Tabla9.C10" office:value-type="string">
            <text:p text:style-name="P48">2</text:p>
          </table:table-cell>
          <table:table-cell table:style-name="Tabla9.D10" office:value-type="string">
            <text:p text:style-name="P14"><text:span text:style-name="T3">Título:</text:span><text:span text:style-name="T7"> </text:span></text:p>
          </table:table-cell>
        </table:table-row>
        <table:table-row table:style-name="Tabla9.1">
          <table:table-cell table:style-name="Tabla9.A11" office:value-type="string">
            <text:p text:style-name="P60"/>
          </table:table-cell>
          <table:table-cell table:style-name="Tabla9.B11" office:value-type="string">
            <text:p text:style-name="P53"/>
          </table:table-cell>
          <table:table-cell table:style-name="Tabla9.C11" office:value-type="string">
            <text:p text:style-name="P54"/>
          </table:table-cell>
          <table:table-cell table:style-name="Tabla9.D11" office:value-type="string">
            <text:p text:style-name="P14"><text:span text:style-name="T3">Título:</text:span><text:span text:style-name="T7"> </text:span></text:p>
          </table:table-cell>
        </table:table-row>
        <table:table-row table:style-name="Tabla9.1">
          <table:table-cell table:style-name="Tabla9.A12" office:value-type="string">
            <text:p text:style-name="P60"/>
          </table:table-cell>
          <table:table-cell table:style-name="Tabla9.B12" office:value-type="string">
            <text:p text:style-name="P53"/>
          </table:table-cell>
          <table:table-cell table:style-name="Tabla9.C12" office:value-type="string">
            <text:p text:style-name="P54"/>
          </table:table-cell>
          <table:table-cell table:style-name="Tabla9.D12" office:value-type="string">
            <text:p text:style-name="P14"><text:span text:style-name="T3">Título:</text:span><text:span text:style-name="T7"> </text:span></text:p>
          </table:table-cell>
        </table:table-row>
        <table:table-row table:style-name="Tabla9.1">
          <table:table-cell table:style-name="Tabla9.A13" office:value-type="string">
            <text:p text:style-name="P60"/>
          </table:table-cell>
          <table:table-cell table:style-name="Tabla9.B13" office:value-type="string">
            <text:p text:style-name="P53"/>
          </table:table-cell>
          <table:table-cell table:style-name="Tabla9.C13" office:value-type="string">
            <text:p text:style-name="P54"/>
          </table:table-cell>
          <table:table-cell table:style-name="Tabla9.D13" office:value-type="string">
            <text:p text:style-name="P14"><text:span text:style-name="T3">Título:</text:span><text:span text:style-name="T7"> </text:span></text:p>
          </table:table-cell>
        </table:table-row>
        <table:table-row table:style-name="Tabla9.1">
          <table:table-cell table:style-name="Tabla9.A14" office:value-type="string">
            <text:p text:style-name="P62"><text:s/></text:p>
          </table:table-cell>
          <table:table-cell table:style-name="Tabla9.B14" office:value-type="string">
            <text:p text:style-name="P53"/>
          </table:table-cell>
          <table:table-cell table:style-name="Tabla9.C14" office:value-type="string">
            <text:p text:style-name="P48">3</text:p>
          </table:table-cell>
          <table:table-cell table:style-name="Tabla9.D14" office:value-type="string">
            <text:p text:style-name="P14"><text:span text:style-name="T3">Título:</text:span><text:span text:style-name="T7"> </text:span></text:p>
          </table:table-cell>
        </table:table-row>
        <table:table-row table:style-name="Tabla9.1">
          <table:table-cell table:style-name="Tabla9.A15" office:value-type="string">
            <text:p text:style-name="P60"/>
          </table:table-cell>
          <table:table-cell table:style-name="Tabla9.B15" office:value-type="string">
            <text:p text:style-name="P53"/>
          </table:table-cell>
          <table:table-cell table:style-name="Tabla9.C15" office:value-type="string">
            <text:p text:style-name="P54"/>
          </table:table-cell>
          <table:table-cell table:style-name="Tabla9.D15" office:value-type="string">
            <text:p text:style-name="P14"><text:span text:style-name="T3">Título:</text:span><text:span text:style-name="T7"> </text:span></text:p>
          </table:table-cell>
        </table:table-row>
        <table:table-row table:style-name="Tabla9.1">
          <table:table-cell table:style-name="Tabla9.A16" office:value-type="string">
            <text:p text:style-name="P60"/>
          </table:table-cell>
          <table:table-cell table:style-name="Tabla9.B16" office:value-type="string">
            <text:p text:style-name="P53"/>
          </table:table-cell>
          <table:table-cell table:style-name="Tabla9.C16" office:value-type="string">
            <text:p text:style-name="P54"/>
          </table:table-cell>
          <table:table-cell table:style-name="Tabla9.D16" office:value-type="string">
            <text:p text:style-name="P67"/>
          </table:table-cell>
        </table:table-row>
        <table:table-row table:style-name="Tabla9.1">
          <table:table-cell table:style-name="Tabla9.A17" office:value-type="string">
            <text:p text:style-name="P60"/>
          </table:table-cell>
          <table:table-cell table:style-name="Tabla9.B17" office:value-type="string">
            <text:p text:style-name="P53"/>
          </table:table-cell>
          <table:table-cell table:style-name="Tabla9.C17" office:value-type="string">
            <text:p text:style-name="P54"/>
          </table:table-cell>
          <table:table-cell table:style-name="Tabla9.D17" office:value-type="string">
            <text:p text:style-name="P67"/>
          </table:table-cell>
        </table:table-row>
        <text:soft-page-break/>
        <table:table-row table:style-name="Tabla9.1">
          <table:table-cell table:style-name="Tabla9.A18" office:value-type="string">
            <text:p text:style-name="P60"/>
          </table:table-cell>
          <table:table-cell table:style-name="Tabla9.B18" office:value-type="string">
            <text:p text:style-name="P53"/>
          </table:table-cell>
          <table:table-cell table:style-name="Tabla9.C18" office:value-type="string">
            <text:p text:style-name="P54"/>
          </table:table-cell>
          <table:table-cell table:style-name="Tabla9.D18" office:value-type="string">
            <text:p text:style-name="P67"/>
          </table:table-cell>
        </table:table-row>
        <table:table-row table:style-name="Tabla9.1">
          <table:table-cell table:style-name="Tabla9.A19" office:value-type="string">
            <text:p text:style-name="P60"/>
          </table:table-cell>
          <table:table-cell table:style-name="Tabla9.B19" office:value-type="string">
            <text:p text:style-name="P53"/>
          </table:table-cell>
          <table:table-cell table:style-name="Tabla9.C19" office:value-type="string">
            <text:p text:style-name="P54"/>
          </table:table-cell>
          <table:table-cell table:style-name="Tabla9.D19" office:value-type="string">
            <text:p text:style-name="P53"/>
          </table:table-cell>
        </table:table-row>
        <table:table-row table:style-name="Tabla9.1">
          <table:table-cell table:style-name="Tabla9.A20" office:value-type="string">
            <text:p text:style-name="P60"/>
          </table:table-cell>
          <table:table-cell table:style-name="Tabla9.B20" office:value-type="string">
            <text:p text:style-name="P53"/>
          </table:table-cell>
          <table:table-cell table:style-name="Tabla9.C20" office:value-type="string">
            <text:p text:style-name="P54"/>
          </table:table-cell>
          <table:table-cell table:style-name="Tabla9.D20" office:value-type="string">
            <text:p text:style-name="P10"/>
          </table:table-cell>
        </table:table-row>
      </table:table>
      <text:p text:style-name="P5"/>
      <text:p text:style-name="P44"><text:span text:style-name="T26">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span></text:p>
      <text:p text:style-name="P17"/>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90"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78"><text:span text:style-name="T2">Nº</text:span></text:p>
          </table:table-cell>
          <table:table-cell table:style-name="Tabla10.A2" office:value-type="string">
            <text:p text:style-name="P79">Casos Prueba</text:p>
          </table:table-cell>
          <table:table-cell table:style-name="Tabla10.A2" office:value-type="string">
            <text:p text:style-name="P82"><text:span text:style-name="T2">Tipo JUnit / Jmeter</text:span></text:p>
          </table:table-cell>
          <table:table-cell table:style-name="Tabla10.A2" office:value-type="string">
            <text:p text:style-name="P83">REFERENCIA</text:p>
          </table:table-cell>
          <table:table-cell table:style-name="Tabla10.A1" office:value-type="string">
            <text:p text:style-name="P79">DESCRIPCIÓN</text:p>
          </table:table-cell>
        </table:table-row>
        <table:table-row table:style-name="Tabla10.1">
          <table:table-cell table:style-name="Tabla10.A3" office:value-type="string">
            <text:p text:style-name="P52">1</text:p>
          </table:table-cell>
          <table:table-cell table:style-name="Tabla10.B3" office:value-type="string">
            <text:p text:style-name="P48">CP-1, CP-7, CP-105</text:p>
          </table:table-cell>
          <table:table-cell table:style-name="Tabla10.C3" office:value-type="string">
            <text:p text:style-name="P48">Junit</text:p>
          </table:table-cell>
          <table:table-cell table:style-name="Tabla10.D3" office:value-type="string">
            <text:p text:style-name="P48">Xt23.rf45</text:p>
          </table:table-cell>
          <table:table-cell table:style-name="Tabla10.E3" office:value-type="string">
            <text:p text:style-name="P11">Prueba de la autentificación de usuarios todos los casos.</text:p>
          </table:table-cell>
        </table:table-row>
        <table:table-row table:style-name="Tabla10.1">
          <table:table-cell table:style-name="Tabla10.A4" office:value-type="string">
            <text:p text:style-name="P52">2</text:p>
          </table:table-cell>
          <table:table-cell table:style-name="Tabla10.B4" office:value-type="string">
            <text:p text:style-name="P52">CP-35</text:p>
          </table:table-cell>
          <table:table-cell table:style-name="Tabla10.C4" office:value-type="string">
            <text:p text:style-name="P48">JUnit</text:p>
          </table:table-cell>
          <table:table-cell table:style-name="Tabla10.D4" office:value-type="string">
            <text:p text:style-name="P48">Xdfqw.5657or</text:p>
          </table:table-cell>
          <table:table-cell table:style-name="Tabla10.E4" office:value-type="string">
            <text:p text:style-name="P73">Prueba de la consulta principal</text:p>
          </table:table-cell>
        </table:table-row>
        <table:table-row table:style-name="Tabla10.1">
          <table:table-cell table:style-name="Tabla10.A5" office:value-type="string">
            <text:p text:style-name="P55"/>
          </table:table-cell>
          <table:table-cell table:style-name="Tabla10.B5" office:value-type="string">
            <text:p text:style-name="P53"/>
          </table:table-cell>
          <table:table-cell table:style-name="Tabla10.C5" office:value-type="string">
            <text:p text:style-name="P54"/>
          </table:table-cell>
          <table:table-cell table:style-name="Tabla10.D5" office:value-type="string">
            <text:p text:style-name="P54"/>
          </table:table-cell>
          <table:table-cell table:style-name="Tabla10.E5" office:value-type="string">
            <text:p text:style-name="P75"/>
          </table:table-cell>
        </table:table-row>
        <table:table-row table:style-name="Tabla10.1">
          <table:table-cell table:style-name="Tabla10.A6" office:value-type="string">
            <text:p text:style-name="P55"/>
          </table:table-cell>
          <table:table-cell table:style-name="Tabla10.B6" office:value-type="string">
            <text:p text:style-name="P53"/>
          </table:table-cell>
          <table:table-cell table:style-name="Tabla10.C6" office:value-type="string">
            <text:p text:style-name="P54"/>
          </table:table-cell>
          <table:table-cell table:style-name="Tabla10.D6" office:value-type="string">
            <text:p text:style-name="P54"/>
          </table:table-cell>
          <table:table-cell table:style-name="Tabla10.E6" office:value-type="string">
            <text:p text:style-name="P75"/>
          </table:table-cell>
        </table:table-row>
        <table:table-row table:style-name="Tabla10.1">
          <table:table-cell table:style-name="Tabla10.A7" office:value-type="string">
            <text:p text:style-name="P55"/>
          </table:table-cell>
          <table:table-cell table:style-name="Tabla10.B7" office:value-type="string">
            <text:p text:style-name="P53"/>
          </table:table-cell>
          <table:table-cell table:style-name="Tabla10.C7" office:value-type="string">
            <text:p text:style-name="P54"/>
          </table:table-cell>
          <table:table-cell table:style-name="Tabla10.D7" office:value-type="string">
            <text:p text:style-name="P54"/>
          </table:table-cell>
          <table:table-cell table:style-name="Tabla10.E7" office:value-type="string">
            <text:p text:style-name="P75"/>
          </table:table-cell>
        </table:table-row>
        <table:table-row table:style-name="Tabla10.1">
          <table:table-cell table:style-name="Tabla10.A8" office:value-type="string">
            <text:p text:style-name="P55"/>
          </table:table-cell>
          <table:table-cell table:style-name="Tabla10.B8" office:value-type="string">
            <text:p text:style-name="P53"/>
          </table:table-cell>
          <table:table-cell table:style-name="Tabla10.C8" office:value-type="string">
            <text:p text:style-name="P54"/>
          </table:table-cell>
          <table:table-cell table:style-name="Tabla10.D8" office:value-type="string">
            <text:p text:style-name="P54"/>
          </table:table-cell>
          <table:table-cell table:style-name="Tabla10.E8" office:value-type="string">
            <text:p text:style-name="P10"/>
          </table:table-cell>
        </table:table-row>
        <table:table-row table:style-name="Tabla10.1">
          <table:table-cell table:style-name="Tabla10.A9" office:value-type="string">
            <text:p text:style-name="P52">n</text:p>
          </table:table-cell>
          <table:table-cell table:style-name="Tabla10.B9" office:value-type="string">
            <text:p text:style-name="P52">CPR-2</text:p>
          </table:table-cell>
          <table:table-cell table:style-name="Tabla10.C9" office:value-type="string">
            <text:p text:style-name="P48">JMeter</text:p>
          </table:table-cell>
          <table:table-cell table:style-name="Tabla10.D9" office:value-type="string">
            <text:p text:style-name="P48">Ydr34.6tfg7</text:p>
          </table:table-cell>
          <table:table-cell table:style-name="Tabla10.E9" office:value-type="string">
            <text:p text:style-name="P73">Prueba de carga en el uso concurrente del alta de modulo.</text:p>
          </table:table-cell>
        </table:table-row>
        <table:table-row table:style-name="Tabla10.1">
          <table:table-cell table:style-name="Tabla10.A10" office:value-type="string">
            <text:p text:style-name="P55"/>
          </table:table-cell>
          <table:table-cell table:style-name="Tabla10.B10" office:value-type="string">
            <text:p text:style-name="P53"/>
          </table:table-cell>
          <table:table-cell table:style-name="Tabla10.C10" office:value-type="string">
            <text:p text:style-name="P54"/>
          </table:table-cell>
          <table:table-cell table:style-name="Tabla10.D10" office:value-type="string">
            <text:p text:style-name="P54"/>
          </table:table-cell>
          <table:table-cell table:style-name="Tabla10.E10" office:value-type="string">
            <text:p text:style-name="P75"/>
          </table:table-cell>
        </table:table-row>
        <table:table-row table:style-name="Tabla10.1">
          <table:table-cell table:style-name="Tabla10.A11" office:value-type="string">
            <text:p text:style-name="P55"/>
          </table:table-cell>
          <table:table-cell table:style-name="Tabla10.B11" office:value-type="string">
            <text:p text:style-name="P53"/>
          </table:table-cell>
          <table:table-cell table:style-name="Tabla10.C11" office:value-type="string">
            <text:p text:style-name="P54"/>
          </table:table-cell>
          <table:table-cell table:style-name="Tabla10.D11" office:value-type="string">
            <text:p text:style-name="P54"/>
          </table:table-cell>
          <table:table-cell table:style-name="Tabla10.E11" office:value-type="string">
            <text:p text:style-name="P75"/>
          </table:table-cell>
        </table:table-row>
        <table:table-row table:style-name="Tabla10.1">
          <table:table-cell table:style-name="Tabla10.A12" office:value-type="string">
            <text:p text:style-name="P55"/>
          </table:table-cell>
          <table:table-cell table:style-name="Tabla10.B12" office:value-type="string">
            <text:p text:style-name="P53"/>
          </table:table-cell>
          <table:table-cell table:style-name="Tabla10.C12" office:value-type="string">
            <text:p text:style-name="P54"/>
          </table:table-cell>
          <table:table-cell table:style-name="Tabla10.D12" office:value-type="string">
            <text:p text:style-name="P54"/>
          </table:table-cell>
          <table:table-cell table:style-name="Tabla10.E12" office:value-type="string">
            <text:p text:style-name="P10"/>
          </table:table-cell>
        </table:table-row>
        <table:table-row table:style-name="Tabla10.1">
          <table:table-cell table:style-name="Tabla10.A13" office:value-type="string">
            <text:p text:style-name="P53"/>
          </table:table-cell>
          <table:table-cell table:style-name="Tabla10.B13" office:value-type="string">
            <text:p text:style-name="P53"/>
          </table:table-cell>
          <table:table-cell table:style-name="Tabla10.C13" office:value-type="string">
            <text:p text:style-name="P54"/>
          </table:table-cell>
          <table:table-cell table:style-name="Tabla10.D13" office:value-type="string">
            <text:p text:style-name="P54"/>
          </table:table-cell>
          <table:table-cell table:style-name="Tabla10.E13" office:value-type="string">
            <text:p text:style-name="P75"/>
          </table:table-cell>
        </table:table-row>
        <table:table-row table:style-name="Tabla10.1">
          <table:table-cell table:style-name="Tabla10.A14" office:value-type="string">
            <text:p text:style-name="P55"/>
          </table:table-cell>
          <table:table-cell table:style-name="Tabla10.B14" office:value-type="string">
            <text:p text:style-name="P53"/>
          </table:table-cell>
          <table:table-cell table:style-name="Tabla10.C14" office:value-type="string">
            <text:p text:style-name="P54"/>
          </table:table-cell>
          <table:table-cell table:style-name="Tabla10.D14" office:value-type="string">
            <text:p text:style-name="P54"/>
          </table:table-cell>
          <table:table-cell table:style-name="Tabla10.E14" office:value-type="string">
            <text:p text:style-name="P75"/>
          </table:table-cell>
        </table:table-row>
        <table:table-row table:style-name="Tabla10.1">
          <table:table-cell table:style-name="Tabla10.A15" office:value-type="string">
            <text:p text:style-name="P55"/>
          </table:table-cell>
          <table:table-cell table:style-name="Tabla10.B15" office:value-type="string">
            <text:p text:style-name="P53"/>
          </table:table-cell>
          <table:table-cell table:style-name="Tabla10.C15" office:value-type="string">
            <text:p text:style-name="P54"/>
          </table:table-cell>
          <table:table-cell table:style-name="Tabla10.D15" office:value-type="string">
            <text:p text:style-name="P54"/>
          </table:table-cell>
          <table:table-cell table:style-name="Tabla10.E15" office:value-type="string">
            <text:p text:style-name="P75"/>
          </table:table-cell>
        </table:table-row>
        <table:table-row table:style-name="Tabla10.1">
          <table:table-cell table:style-name="Tabla10.A16" office:value-type="string">
            <text:p text:style-name="P55"/>
          </table:table-cell>
          <table:table-cell table:style-name="Tabla10.B16" office:value-type="string">
            <text:p text:style-name="P53"/>
          </table:table-cell>
          <table:table-cell table:style-name="Tabla10.C16" office:value-type="string">
            <text:p text:style-name="P54"/>
          </table:table-cell>
          <table:table-cell table:style-name="Tabla10.D16" office:value-type="string">
            <text:p text:style-name="P54"/>
          </table:table-cell>
          <table:table-cell table:style-name="Tabla10.E16" office:value-type="string">
            <text:p text:style-name="P75"/>
          </table:table-cell>
        </table:table-row>
        <table:table-row table:style-name="Tabla10.1">
          <table:table-cell table:style-name="Tabla10.A17" office:value-type="string">
            <text:p text:style-name="P55"/>
          </table:table-cell>
          <table:table-cell table:style-name="Tabla10.B17" office:value-type="string">
            <text:p text:style-name="P53"/>
          </table:table-cell>
          <table:table-cell table:style-name="Tabla10.C17" office:value-type="string">
            <text:p text:style-name="P54"/>
          </table:table-cell>
          <table:table-cell table:style-name="Tabla10.D17" office:value-type="string">
            <text:p text:style-name="P54"/>
          </table:table-cell>
          <table:table-cell table:style-name="Tabla10.E17" office:value-type="string">
            <text:p text:style-name="P53"/>
          </table:table-cell>
        </table:table-row>
        <table:table-row table:style-name="Tabla10.1">
          <table:table-cell table:style-name="Tabla10.A18" office:value-type="string">
            <text:p text:style-name="P53"/>
          </table:table-cell>
          <table:table-cell table:style-name="Tabla10.B18" office:value-type="string">
            <text:p text:style-name="P53"/>
          </table:table-cell>
          <table:table-cell table:style-name="Tabla10.C18" office:value-type="string">
            <text:p text:style-name="P54"/>
          </table:table-cell>
          <table:table-cell table:style-name="Tabla10.D18" office:value-type="string">
            <text:p text:style-name="P54"/>
          </table:table-cell>
          <table:table-cell table:style-name="Tabla10.E18" office:value-type="string">
            <text:p text:style-name="P10"/>
          </table:table-cell>
        </table:table-row>
      </table:table>
      <text:p text:style-name="P5"/>
      <text:p text:style-name="P9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text-properties fo:font-weight="bold" officeooo:rsid="00155767" officeooo:paragraph-rsid="00155767" style:font-weight-asian="bold"/>
    </style:style>
    <style:style style:name="MP6" style:family="paragraph" style:parent-style-name="Standard">
      <style:paragraph-properties fo:margin-top="0.212cm" fo:margin-bottom="0cm" loext:contextual-spacing="false" fo:line-height="150%" fo:text-align="center" style:justify-single-word="false">
        <style:tab-stops>
          <style:tab-stop style:position="4.683cm"/>
          <style:tab-stop style:position="7.5cm" style:type="center"/>
          <style:tab-stop style:position="15cm" style:type="right"/>
        </style:tab-stops>
      </style:paragraph-properties>
      <style:text-properties fo:color="#000000" fo:font-size="8pt" fo:font-weight="bold" officeooo:paragraph-rsid="00155767" style:font-size-asian="8pt" style:font-weight-asian="bold" style:font-name-complex="Arial" style:font-size-complex="8pt"/>
    </style:style>
    <style:style style:name="MP7" style:family="paragraph" style:parent-style-name="Header">
      <style:paragraph-properties>
        <style:tab-stops>
          <style:tab-stop style:position="4.683cm"/>
        </style:tab-stops>
      </style:paragraph-properties>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officeooo:rsid="00155767"/>
    </style:style>
    <style:style style:name="MT3" style:family="text">
      <style:text-properties style:font-name="Century Gothic" fo:font-size="6pt" style:font-size-asian="6pt" style:font-name-complex="Century Gothic" style:font-size-complex="6pt"/>
    </style:style>
    <style:style style:name="MT4" style:family="text">
      <style:text-properties style:font-name="Century Gothic" fo:font-size="6pt" officeooo:rsid="00155767" style:font-size-asian="6pt" style:font-name-complex="Century Gothic" style:font-size-complex="6pt"/>
    </style:style>
    <style:style style:name="MT5"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bottom="1.076cm" style:dynamic-spacing="true"/>
      </style:header-style>
      <style:footer-style>
        <style:header-footer-properties fo:min-height="0.099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5">EIMS</text:p>
            </table:table-cell>
            <table:table-cell table:style-name="Tabla12.C1" office:value-type="string">
              <text:p text:style-name="MP6"><text:span text:style-name="MT2">18</text:span>/<text:span text:style-name="MT2">11</text:span>/<text:span text:style-name="MT2">2018</text:span></text:p>
            </table:table-cell>
          </table:table-row>
        </table:table>
        <text:p text:style-name="MP7"/>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3">Plantilla: Plan de Pruebas del Sistema <text:s/>Versión: <text:s/></text:span><text:span text:style-name="MT4">1</text:span><text:span text:style-name="MT3">.0</text:span></text:p>
              <text:p text:style-name="Footer"><text:span text:style-name="MT3">Propietario: Nombre del equipo de trabajo</text:span></text:p>
            </table:table-cell>
            <table:table-cell table:style-name="Tabla11.B1" office:value-type="string">
              <text:p text:style-name="MP8"/>
            </table:table-cell>
            <table:table-cell table:style-name="Tabla11.C1" office:value-type="string">
              <text:p text:style-name="MP9"/>
              <text:p text:style-name="MP10"><text:span text:style-name="MT5">Página </text:span><text:span text:style-name="MT5"><text:page-number text:select-page="current">4</text:page-number></text:span><text:span text:style-name="MT5"><text:s/>de </text:span><text:span text:style-name="MT5"><text:page-count style:num-format="1">12</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0:15:40.202736510</dc:date>
    <meta:print-date>2009-03-02T14:14:00</meta:print-date>
    <meta:editing-cycles>4</meta:editing-cycles>
    <meta:editing-duration>PT14M31S</meta:editing-duration>
    <meta:generator>LibreOffice/6.0.7.3$Linux_X86_64 LibreOffice_project/00m0$Build-3</meta:generator>
    <meta:document-statistic meta:table-count="12" meta:image-count="0" meta:object-count="0" meta:page-count="12" meta:paragraph-count="318" meta:word-count="1930" meta:character-count="12395" meta:non-whitespace-character-count="10742"/>
  </office:meta>
</office:document-meta>
</file>